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9492in"/>
    </style:style>
    <style:style style:name="co7" style:family="table-column">
      <style:table-column-properties fo:break-before="auto" style:column-width="0.589in"/>
    </style:style>
    <style:style style:name="co8" style:family="table-column">
      <style:table-column-properties fo:break-before="auto" style:column-width="3.2083in"/>
    </style:style>
    <style:style style:name="co9" style:family="table-column">
      <style:table-column-properties fo:break-before="auto" style:column-width="1.0256in"/>
    </style:style>
    <style:style style:name="co10" style:family="table-column">
      <style:table-column-properties fo:break-before="auto" style:column-width="1.3965in"/>
    </style:style>
    <style:style style:name="co11" style:family="table-column">
      <style:table-column-properties fo:break-before="auto" style:column-width="0.4909in"/>
    </style:style>
    <style:style style:name="co12" style:family="table-column">
      <style:table-column-properties fo:break-before="auto" style:column-width="0.8075in"/>
    </style:style>
    <style:style style:name="co13" style:family="table-column">
      <style:table-column-properties fo:break-before="auto" style:column-width="0.6547in"/>
    </style:style>
    <style:style style:name="co14" style:family="table-column">
      <style:table-column-properties fo:break-before="auto" style:column-width="0.4256in"/>
    </style:style>
    <style:style style:name="co15" style:family="table-column">
      <style:table-column-properties fo:break-before="auto" style:column-width="0.502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ta1" style:family="table" style:master-page-name="PageStyle_5f_Tabella_20_dati">
      <style:table-properties table:display="true" style:writing-mode="lr-tb"/>
    </style:style>
    <style:style style:name="ta2" style:family="table" style:master-page-name="PageStyle_5f_Roma_20_2004">
      <style:table-properties table:display="true" style:writing-mode="lr-tb"/>
    </style:style>
    <style:style style:name="ta3" style:family="table" style:master-page-name="PageStyle_5f_Gennaio">
      <style:table-properties table:display="true" style:writing-mode="lr-tb"/>
    </style:style>
    <style:style style:name="ta4" style:family="table" style:master-page-name="PageStyle_5f_Febbraio">
      <style:table-properties table:display="true" style:writing-mode="lr-tb"/>
    </style:style>
    <style:style style:name="ta5" style:family="table" style:master-page-name="PageStyle_5f_Marzo">
      <style:table-properties table:display="true" style:writing-mode="lr-tb"/>
    </style:style>
    <style:style style:name="ta6" style:family="table" style:master-page-name="PageStyle_5f_1_5f_TRIM">
      <style:table-properties table:display="true" style:writing-mode="lr-tb"/>
    </style:style>
    <style:style style:name="ta7" style:family="table" style:master-page-name="PageStyle_5f_Anagrafe">
      <style:table-properties table:display="true" style:writing-mode="lr-tb"/>
    </style:style>
    <style:style style:name="ta8" style:family="table" style:master-page-name="PageStyle_5f_Stranieri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" style:family="table-cell" style:parent-style-name="Default" style:data-style-name="N11"/>
    <style:style style:name="ce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7">
      <style:table-cell-properties fo:background-color="#ffff00" style:diagonal-bl-tr="none" style:diagonal-tl-br="none" fo:border="0.0138in solid #000000"/>
    </style:style>
    <style:style style:name="ce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0138in solid #000000"/>
    </style:style>
    <style:style style:name="ce10" style:family="table-cell" style:parent-style-name="Default">
      <style:table-cell-properties style:diagonal-bl-tr="none" style:diagonal-tl-br="none" fo:border="0.0138in solid #000000"/>
    </style:style>
    <style:style style:name="ce11" style:family="table-cell" style:parent-style-name="Default" style:data-style-name="N115"/>
    <style:style style:name="ce12" style:family="table-cell" style:parent-style-name="Default" style:data-style-name="N107"/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4"/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3"/>
    <style:style style:name="ce1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2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abella dati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number-columns-repeated="5" table:default-cell-style-name="ce10"/>
        <table:table-column table:style-name="co4" table:number-columns-repeated="249" table:default-cell-style-name="Default"/>
        <table:table-row table:style-name="ro1">
          <table:table-cell table:style-name="ce1" office:value-type="string">
            <text:p>Tasso</text:p>
          </table:table-cell>
          <table:table-cell table:style-name="ce4" office:value-type="percentage" office:value="0.014">
            <text:p>1,40%</text:p>
          </table:table-cell>
          <table:table-cell table:style-name="Default"/>
          <table:table-cell table:style-name="ce11"/>
          <table:table-cell table:style-name="ce14"/>
          <table:table-cell table:style-name="Default" table:number-columns-repeated="2"/>
          <table:table-cell table:number-columns-repeated="249"/>
        </table:table-row>
        <table:table-row table:style-name="ro1">
          <table:table-cell table:style-name="ce1" office:value-type="string">
            <text:p>Periodi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Pagamenti</text:p>
          </table:table-cell>
          <table:table-cell table:style-name="ce5" office:value-type="float" office:value="200">
            <text:p><text:s/>€ 200,00 </text:p>
          </table:table-cell>
          <table:table-cell table:style-name="Default"/>
          <table:table-cell table:style-name="ce1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table:number-columns-repeated="2"/>
          <table:table-cell table:style-name="ce8" office:value-type="string" table:number-columns-spanned="5" table:number-rows-spanned="1">
            <text:p>TASSO</text:p>
          </table:table-cell>
          <table:covered-table-cell table:number-columns-repeated="4" table:style-name="ce13"/>
          <table:table-cell table:number-columns-repeated="249"/>
        </table:table-row>
        <table:table-row table:style-name="ro1">
          <table:table-cell table:style-name="Default"/>
          <table:table-cell table:style-name="ce6"/>
          <table:table-cell table:style-name="ce9" office:value-type="percentage" office:value="0.014">
            <text:p>1,40%</text:p>
          </table:table-cell>
          <table:table-cell table:style-name="ce9" office:value-type="percentage" office:value="0.015">
            <text:p>1,50%</text:p>
          </table:table-cell>
          <table:table-cell table:style-name="ce9" office:value-type="percentage" office:value="0.016">
            <text:p>1,60%</text:p>
          </table:table-cell>
          <table:table-cell table:style-name="ce9" office:value-type="percentage" office:value="0.017">
            <text:p>1,70%</text:p>
          </table:table-cell>
          <table:table-cell table:style-name="ce9" office:value-type="percentage" office:value="0.018">
            <text:p>1,80%</text:p>
          </table:table-cell>
          <table:table-cell>
            <draw:frame table:end-cell-address="'Tabella dati'.M22" table:end-x="0.1307in" table:end-y="0.0882in" draw:z-index="0" svg:width="3.2953in" svg:height="2.7992in" svg:x="0.2803in" svg:y="0.0878in">
              <draw:object draw:notify-on-update-of-ranges="'Tabella dati'.B5:'Tabella dati'.G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 table:style-name="ce2" office:value-type="string" table:number-columns-spanned="1" table:number-rows-spanned="17">
            <text:p>PAGAMENTI</text:p>
          </table:table-cell>
          <table:table-cell office:value-type="float" office:value="200">
            <text:p><text:s/>€ 2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250">
            <text:p><text:s/>€ 2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300">
            <text:p><text:s/>€ 3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350">
            <text:p><text:s/>€ 3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400">
            <text:p><text:s/>€ 4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450">
            <text:p><text:s/>€ 4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500">
            <text:p><text:s/>€ 5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550">
            <text:p><text:s/>€ 5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600">
            <text:p><text:s/>€ 6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650">
            <text:p><text:s/>€ 6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700">
            <text:p><text:s/>€ 7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750">
            <text:p><text:s/>€ 7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800">
            <text:p><text:s/>€ 8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850">
            <text:p><text:s/>€ 8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900">
            <text:p><text:s/>€ 90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950">
            <text:p><text:s/>€ 950,00 </text:p>
          </table:table-cell>
          <table:table-cell table:number-columns-repeated="254"/>
        </table:table-row>
        <table:table-row table:style-name="ro1">
          <table:covered-table-cell/>
          <table:table-cell office:value-type="float" office:value="1000">
            <text:p><text:s/>€ 1.000,00 </text:p>
          </table:table-cell>
          <table:table-cell table:number-columns-repeated="254"/>
        </table:table-row>
      </table:table>
      <table:table table:name="Roma 2004" table:style-name="ta2" table:print="false">
        <table:table-column table:style-name="co1" table:default-cell-style-name="Default"/>
        <table:table-column table:style-name="co5" table:default-cell-style-name="ce16"/>
        <table:table-column table:style-name="co6" table:default-cell-style-name="ce18"/>
        <table:table-column table:style-name="co7" table:default-cell-style-name="ce19"/>
        <table:table-column table:style-name="co4" table:default-cell-style-name="Default"/>
        <table:table-column table:style-name="co8" table:default-cell-style-name="Default"/>
        <table:table-column table:style-name="co4" table:number-columns-repeated="250" table:default-cell-style-name="Default"/>
        <table:table-row table:style-name="ro1">
          <table:table-cell table:style-name="ce15" office:value-type="string">
            <text:p>Municipio</text:p>
          </table:table-cell>
          <table:table-cell table:style-name="ce15" office:value-type="string">
            <text:p>Superficie</text:p>
          </table:table-cell>
          <table:table-cell table:style-name="ce15" office:value-type="string">
            <text:p>Popolazione</text:p>
          </table:table-cell>
          <table:table-cell table:style-name="ce15" office:value-type="string">
            <text:p>Densità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0.1">
            <text:p>1.430,10</text:p>
          </table:table-cell>
          <table:table-cell office:value-type="float" office:value="122634">
            <text:p>122.634</text:p>
          </table:table-cell>
          <table:table-cell table:formula="oooc:=[.C2]/[.B2]" office:value-type="float" office:value="85.7520453115167">
            <text:p><text:s/>85,75 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7.2">
            <text:p>1.367,20</text:p>
          </table:table-cell>
          <table:table-cell office:value-type="float" office:value="124114">
            <text:p>124.114</text:p>
          </table:table-cell>
          <table:table-cell table:formula="oooc:=[.C3]/[.B3]" office:value-type="float" office:value="90.7796957284962">
            <text:p><text:s/>90,78 </text:p>
          </table:table-cell>
          <table:table-cell>
            <draw:frame table:end-cell-address="'Roma 2004'.N17" table:end-x="0.152in" table:end-y="0.1654in" draw:z-index="0" svg:width="8.4295in" svg:height="2.4602in" svg:x="0.4311in" svg:y="0.0098in">
              <draw:object draw:notify-on-update-of-ranges="'Roma 2004'.A1:'Roma 2004'.B2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91">
            <text:p>591</text:p>
          </table:table-cell>
          <table:table-cell office:value-type="float" office:value="55660">
            <text:p>55.660</text:p>
          </table:table-cell>
          <table:table-cell table:formula="oooc:=[.C4]/[.B4]" office:value-type="float" office:value="94.1793570219966">
            <text:p><text:s/>94,18 </text:p>
          </table:table-cell>
          <table:table-cell table:number-columns-repeated="25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781.8">
            <text:p>9.781,80</text:p>
          </table:table-cell>
          <table:table-cell office:value-type="float" office:value="203325">
            <text:p>203.325</text:p>
          </table:table-cell>
          <table:table-cell table:formula="oooc:=[.C5]/[.B5]" office:value-type="float" office:value="20.7860516469361">
            <text:p><text:s/>20,79 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15.2">
            <text:p>4.915,20</text:p>
          </table:table-cell>
          <table:table-cell office:value-type="float" office:value="183761">
            <text:p>183.761</text:p>
          </table:table-cell>
          <table:table-cell table:formula="oooc:=[.C6]/[.B6]" office:value-type="float" office:value="37.3862711588542">
            <text:p><text:s/>37,39 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791.6">
            <text:p>791,6</text:p>
          </table:table-cell>
          <table:table-cell office:value-type="float" office:value="129039">
            <text:p>129.039</text:p>
          </table:table-cell>
          <table:table-cell table:formula="oooc:=[.C7]/[.B7]" office:value-type="float" office:value="163.010358767054">
            <text:p><text:s/>163,01 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06">
            <text:p>1.906,00</text:p>
          </table:table-cell>
          <table:table-cell office:value-type="float" office:value="124297">
            <text:p>124.297</text:p>
          </table:table-cell>
          <table:table-cell table:formula="oooc:=[.C8]/[.B8]" office:value-type="float" office:value="65.213536201469">
            <text:p><text:s/>65,21 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35.5">
            <text:p>11.335,50</text:p>
          </table:table-cell>
          <table:table-cell office:value-type="float" office:value="208582">
            <text:p>208.582</text:p>
          </table:table-cell>
          <table:table-cell table:formula="oooc:=[.C9]/[.B9]" office:value-type="float" office:value="18.4007763221737">
            <text:p><text:s/>18,40 </text:p>
          </table:table-cell>
          <table:table-cell table:number-columns-repeated="252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807">
            <text:p>807</text:p>
          </table:table-cell>
          <table:table-cell office:value-type="float" office:value="130520">
            <text:p>130.520</text:p>
          </table:table-cell>
          <table:table-cell table:formula="oooc:=[.C10]/[.B10]" office:value-type="float" office:value="161.734820322181">
            <text:p><text:s/>161,73 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68">
            <text:p>3.868,00</text:p>
          </table:table-cell>
          <table:table-cell office:value-type="float" office:value="180938">
            <text:p>180.938</text:p>
          </table:table-cell>
          <table:table-cell table:formula="oooc:=[.C11]/[.B11]" office:value-type="float" office:value="46.7781799379524">
            <text:p><text:s/>46,78 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29.2">
            <text:p>4.729,20</text:p>
          </table:table-cell>
          <table:table-cell office:value-type="float" office:value="138566">
            <text:p>138.566</text:p>
          </table:table-cell>
          <table:table-cell table:formula="oooc:=[.C12]/[.B12]" office:value-type="float" office:value="29.3000930389918">
            <text:p><text:s/>29,30 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317.1">
            <text:p>18.317,10</text:p>
          </table:table-cell>
          <table:table-cell office:value-type="float" office:value="168705">
            <text:p>168.705</text:p>
          </table:table-cell>
          <table:table-cell table:formula="oooc:=[.C13]/[.B13]" office:value-type="float" office:value="9.21024616342107">
            <text:p><text:s/>9,21 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064.3">
            <text:p>15.064,30</text:p>
          </table:table-cell>
          <table:table-cell office:value-type="float" office:value="205300">
            <text:p>205.300</text:p>
          </table:table-cell>
          <table:table-cell table:formula="oooc:=[.C14]/[.B14]" office:value-type="float" office:value="13.6282469148915">
            <text:p><text:s/>13,63 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87.5">
            <text:p>7.087,50</text:p>
          </table:table-cell>
          <table:table-cell office:value-type="float" office:value="153145">
            <text:p>153.145</text:p>
          </table:table-cell>
          <table:table-cell table:formula="oooc:=[.C15]/[.B15]" office:value-type="float" office:value="21.6077601410935">
            <text:p><text:s/>21,61 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12.5">
            <text:p>7.312,50</text:p>
          </table:table-cell>
          <table:table-cell office:value-type="float" office:value="144740">
            <text:p>144.740</text:p>
          </table:table-cell>
          <table:table-cell table:formula="oooc:=[.C16]/[.B16]" office:value-type="float" office:value="19.7935042735043">
            <text:p><text:s/>19,79 </text:p>
          </table:table-cell>
          <table:table-cell table:number-columns-repeated="252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560.9">
            <text:p>560,9</text:p>
          </table:table-cell>
          <table:table-cell office:value-type="float" office:value="73496">
            <text:p>73.496</text:p>
          </table:table-cell>
          <table:table-cell table:formula="oooc:=[.C17]/[.B17]" office:value-type="float" office:value="131.032269566768">
            <text:p><text:s/>131,03 </text:p>
          </table:table-cell>
          <table:table-cell table:number-columns-repeated="25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67">
            <text:p>6.867,00</text:p>
          </table:table-cell>
          <table:table-cell office:value-type="float" office:value="135583">
            <text:p>135.583</text:p>
          </table:table-cell>
          <table:table-cell table:formula="oooc:=[.C18]/[.B18]" office:value-type="float" office:value="19.7441386340469">
            <text:p><text:s/>19,74 </text:p>
          </table:table-cell>
          <table:table-cell table:number-columns-repeated="25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128.3">
            <text:p>13.128,30</text:p>
          </table:table-cell>
          <table:table-cell office:value-type="float" office:value="181708">
            <text:p>181.708</text:p>
          </table:table-cell>
          <table:table-cell table:formula="oooc:=[.C19]/[.B19]" office:value-type="float" office:value="13.840939040089">
            <text:p><text:s/>13,84 </text:p>
          </table:table-cell>
          <table:table-cell table:number-columns-repeated="25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670.5">
            <text:p>18.670,50</text:p>
          </table:table-cell>
          <table:table-cell office:value-type="float" office:value="149910">
            <text:p>149.910</text:p>
          </table:table-cell>
          <table:table-cell table:formula="oooc:=[.C20]/[.B20]" office:value-type="float" office:value="8.02924399453684">
            <text:p><text:s/>8,03 </text:p>
          </table:table-cell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15"/>
          <table:table-cell table:style-name="ce17" office:value-type="string">
            <text:p>Totale con densità &lt;50</text:p>
          </table:table-cell>
          <table:table-cell table:style-name="ce17">
            <office:annotation draw:style-name="gr1" draw:text-style-name="P1" svg:width="1.0575in" svg:height="0.3059in" svg:x="3.711in" svg:y="3.4728in" draw:caption-point-x="-3.711in" draw:caption-point-y="-3.4728in">
              <dc:creator>MC</dc:creator>
              <dc:date>2006-07-14T00:00:00</dc:date>
              <text:p text:style-name="P1"><text:span text:style-name="T1">Marco:</text:span></text:p>
              <text:p text:style-name="P1"><text:span text:style-name="T2">Utilizza la funzione SOMMA.SE</text:span></text:p>
            </office:annotation>
          </table:table-cell>
          <table:table-cell table:style-name="ce15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15" office:value-type="string">
            <text:p>Municipio</text:p>
          </table:table-cell>
          <table:table-cell table:style-name="ce15" office:value-type="string">
            <text:p>Superficie</text:p>
          </table:table-cell>
          <table:table-cell table:style-name="ce15" office:value-type="string">
            <text:p>Popolazione</text:p>
          </table:table-cell>
          <table:table-cell table:style-name="ce15" office:value-type="string">
            <text:p>Densità</text:p>
          </table:table-cell>
          <table:table-cell/>
          <table:table-cell table:style-name="ce20" office:value-type="string">
            <text:p>Conteggio municipi con superficie maggiore di 6.000 e popolazione minore di 200.000</text:p>
          </table:table-cell>
          <table:table-cell table:number-columns-repeated="250"/>
        </table:table-row>
      </table:table>
      <table:table table:name="Gennaio" table:style-name="ta3" table:print="false">
        <table:table-column table:style-name="co9" table:default-cell-style-name="Default"/>
        <table:table-column table:style-name="co9" table:default-cell-style-name="ce18"/>
        <table:table-column table:style-name="co9" table:number-columns-repeated="254" table:default-cell-style-name="Default"/>
        <table:table-row table:style-name="ro1">
          <table:table-cell table:style-name="ce15" office:value-type="string">
            <text:p>MUNICIPIO</text:p>
          </table:table-cell>
          <table:table-cell table:style-name="ce15" office:value-type="string">
            <text:p>Gennaio</text:p>
          </table:table-cell>
          <table:table-cell table:number-columns-repeated="25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95">
            <text:p>12.095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82">
            <text:p>4.682</text:p>
          </table:table-cell>
          <table:table-cell>
            <draw:frame table:end-cell-address="Gennaio.H24" table:end-x="0.5996in" table:end-y="0.078in" draw:z-index="0" svg:width="5.328in" svg:height="3.5256in" svg:x="0.3803in" svg:y="0.0098in">
              <draw:object draw:notify-on-update-of-ranges="Gennaio.A1:Gennaio.B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9">
            <text:p>2.359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70">
            <text:p>6.070</text:p>
          </table:table-cell>
          <table:table-cell table:number-columns-repeated="25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31">
            <text:p>5.53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84">
            <text:p>4.384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36">
            <text:p>4.736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35">
            <text:p>6.735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09">
            <text:p>5.209</text:p>
          </table:table-cell>
          <table:table-cell table:number-columns-repeated="25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24">
            <text:p>7.224</text:p>
          </table:table-cell>
          <table:table-cell table:number-columns-repeated="25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81">
            <text:p>6.181</text:p>
          </table:table-cell>
          <table:table-cell table:number-columns-repeated="25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72">
            <text:p>7.572</text:p>
          </table:table-cell>
          <table:table-cell table:number-columns-repeated="25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89">
            <text:p>9.589</text:p>
          </table:table-cell>
          <table:table-cell table:number-columns-repeated="25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71">
            <text:p>6.071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60">
            <text:p>5.860</text:p>
          </table:table-cell>
          <table:table-cell table:number-columns-repeated="25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42">
            <text:p>4.142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15">
            <text:p>5.715</text:p>
          </table:table-cell>
          <table:table-cell table:number-columns-repeated="25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93">
            <text:p>6.093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66">
            <text:p>6.266</text:p>
          </table:table-cell>
          <table:table-cell table:number-columns-repeated="254"/>
        </table:table-row>
      </table:table>
      <table:table table:name="Febbraio" table:style-name="ta4" table:print="false">
        <table:table-column table:style-name="co9" table:default-cell-style-name="Default"/>
        <table:table-column table:style-name="co9" table:default-cell-style-name="ce18"/>
        <table:table-column table:style-name="co9" table:number-columns-repeated="254" table:default-cell-style-name="Default"/>
        <table:table-row table:style-name="ro1">
          <table:table-cell table:style-name="ce15" office:value-type="string">
            <text:p>MUNICIPIO</text:p>
          </table:table-cell>
          <table:table-cell table:style-name="ce15" office:value-type="string">
            <text:p>Febbraio</text:p>
          </table:table-cell>
          <table:table-cell table:number-columns-repeated="25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89">
            <text:p>11.289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70">
            <text:p>4.370</text:p>
          </table:table-cell>
          <table:table-cell>
            <draw:frame table:end-cell-address="Febbraio.H24" table:end-x="0.5996in" table:end-y="0.078in" draw:z-index="0" svg:width="5.328in" svg:height="3.5256in" svg:x="0.3803in" svg:y="0.0098in">
              <draw:object draw:notify-on-update-of-ranges="Febbraio.A1:Febbraio.B2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1">
            <text:p>2.201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66">
            <text:p>5.666</text:p>
          </table:table-cell>
          <table:table-cell table:number-columns-repeated="25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62">
            <text:p>5.162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2">
            <text:p>4.09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21">
            <text:p>4.421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86">
            <text:p>6.286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61">
            <text:p>4.861</text:p>
          </table:table-cell>
          <table:table-cell table:number-columns-repeated="25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42">
            <text:p>6.742</text:p>
          </table:table-cell>
          <table:table-cell table:number-columns-repeated="25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69">
            <text:p>5.769</text:p>
          </table:table-cell>
          <table:table-cell table:number-columns-repeated="25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67">
            <text:p>7.067</text:p>
          </table:table-cell>
          <table:table-cell table:number-columns-repeated="25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950">
            <text:p>8.950</text:p>
          </table:table-cell>
          <table:table-cell table:number-columns-repeated="25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66">
            <text:p>5.666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70">
            <text:p>5.470</text:p>
          </table:table-cell>
          <table:table-cell table:number-columns-repeated="25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66">
            <text:p>3.866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34">
            <text:p>5.334</text:p>
          </table:table-cell>
          <table:table-cell table:number-columns-repeated="25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87">
            <text:p>5.687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48">
            <text:p>5.848</text:p>
          </table:table-cell>
          <table:table-cell table:number-columns-repeated="254"/>
        </table:table-row>
      </table:table>
      <table:table table:name="Marzo" table:style-name="ta5" table:print="false">
        <table:table-column table:style-name="co9" table:default-cell-style-name="Default"/>
        <table:table-column table:style-name="co9" table:default-cell-style-name="ce18"/>
        <table:table-column table:style-name="co9" table:number-columns-repeated="254" table:default-cell-style-name="Default"/>
        <table:table-row table:style-name="ro1">
          <table:table-cell table:style-name="ce15" office:value-type="string">
            <text:p>MUNICIPIO</text:p>
          </table:table-cell>
          <table:table-cell table:style-name="ce15" office:value-type="string">
            <text:p>Marzo</text:p>
          </table:table-cell>
          <table:table-cell table:number-columns-repeated="25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70">
            <text:p>13.070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60">
            <text:p>5.060</text:p>
          </table:table-cell>
          <table:table-cell>
            <draw:frame table:end-cell-address="Marzo.H24" table:end-x="0.5996in" table:end-y="0.078in" draw:z-index="0" svg:width="5.328in" svg:height="3.5256in" svg:x="0.3803in" svg:y="0.0098in">
              <draw:object draw:notify-on-update-of-ranges="Marzo.A1:Marzo.B2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9">
            <text:p>2.549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60">
            <text:p>6.560</text:p>
          </table:table-cell>
          <table:table-cell table:number-columns-repeated="25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77">
            <text:p>5.977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38">
            <text:p>4.738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18">
            <text:p>5.118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78">
            <text:p>7.278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29">
            <text:p>5.629</text:p>
          </table:table-cell>
          <table:table-cell table:number-columns-repeated="25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06">
            <text:p>7.806</text:p>
          </table:table-cell>
          <table:table-cell table:number-columns-repeated="25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80">
            <text:p>6.680</text:p>
          </table:table-cell>
          <table:table-cell table:number-columns-repeated="25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82">
            <text:p>8.182</text:p>
          </table:table-cell>
          <table:table-cell table:number-columns-repeated="25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362">
            <text:p>10.362</text:p>
          </table:table-cell>
          <table:table-cell table:number-columns-repeated="25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61">
            <text:p>6.561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33">
            <text:p>6.333</text:p>
          </table:table-cell>
          <table:table-cell table:number-columns-repeated="25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77">
            <text:p>4.477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76">
            <text:p>6.176</text:p>
          </table:table-cell>
          <table:table-cell table:number-columns-repeated="25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85">
            <text:p>6.585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71">
            <text:p>6.771</text:p>
          </table:table-cell>
          <table:table-cell table:number-columns-repeated="254"/>
        </table:table-row>
      </table:table>
      <table:table table:name="1_TRIM" table:style-name="ta6" table:print="false">
        <table:table-column table:style-name="co2" table:default-cell-style-name="Default"/>
        <table:table-column table:style-name="co10" table:default-cell-style-name="Default"/>
        <table:table-column table:style-name="co4" table:number-columns-repeated="254" table:default-cell-style-name="Default"/>
        <table:table-row table:style-name="ro1">
          <table:table-cell table:style-name="ce15" office:value-type="string">
            <text:p>MUNICIPIO</text:p>
          </table:table-cell>
          <table:table-cell table:style-name="ce1" office:value-type="string">
            <text:p>PRIMO TRIMESTRE</text:p>
          </table:table-cell>
          <table:table-cell table:number-columns-repeated="254"/>
        </table:table-row>
        <table:table-row table:style-name="ro1">
          <table:table-cell office:value-type="float" office:value="1">
            <text:p>1</text:p>
          </table:table-cell>
          <table:table-cell table:number-columns-repeated="255"/>
        </table:table-row>
        <table:table-row table:style-name="ro1">
          <table:table-cell office:value-type="float" office:value="2">
            <text:p>2</text:p>
          </table:table-cell>
          <table:table-cell/>
          <table:table-cell>
            <draw:frame table:end-cell-address="1_TRIM.K24" table:end-x="0.0657in" table:end-y="0.078in" draw:z-index="0" svg:width="5.287in" svg:height="3.5354in" svg:x="0.2909in" svg:y="0in">
              <draw:object draw:notify-on-update-of-ranges="1_TRIM.A1:1_TRIM.B2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number-columns-repeated="255"/>
        </table:table-row>
        <table:table-row table:style-name="ro1">
          <table:table-cell office:value-type="float" office:value="4">
            <text:p>4</text:p>
          </table:table-cell>
          <table:table-cell table:number-columns-repeated="255"/>
        </table:table-row>
        <table:table-row table:style-name="ro1">
          <table:table-cell office:value-type="float" office:value="5">
            <text:p>5</text:p>
          </table:table-cell>
          <table:table-cell table:number-columns-repeated="255"/>
        </table:table-row>
        <table:table-row table:style-name="ro1">
          <table:table-cell office:value-type="float" office:value="6">
            <text:p>6</text:p>
          </table:table-cell>
          <table:table-cell table:number-columns-repeated="255"/>
        </table:table-row>
        <table:table-row table:style-name="ro1">
          <table:table-cell office:value-type="float" office:value="7">
            <text:p>7</text:p>
          </table:table-cell>
          <table:table-cell table:number-columns-repeated="255"/>
        </table:table-row>
        <table:table-row table:style-name="ro1">
          <table:table-cell office:value-type="float" office:value="8">
            <text:p>8</text:p>
          </table:table-cell>
          <table:table-cell table:number-columns-repeated="255"/>
        </table:table-row>
        <table:table-row table:style-name="ro1">
          <table:table-cell office:value-type="float" office:value="9">
            <text:p>9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table:number-columns-repeated="255"/>
        </table:table-row>
        <table:table-row table:style-name="ro1">
          <table:table-cell office:value-type="float" office:value="11">
            <text:p>11</text:p>
          </table:table-cell>
          <table:table-cell table:number-columns-repeated="255"/>
        </table:table-row>
        <table:table-row table:style-name="ro1">
          <table:table-cell office:value-type="float" office:value="12">
            <text:p>12</text:p>
          </table:table-cell>
          <table:table-cell table:number-columns-repeated="255"/>
        </table:table-row>
        <table:table-row table:style-name="ro1">
          <table:table-cell office:value-type="float" office:value="13">
            <text:p>13</text:p>
          </table:table-cell>
          <table:table-cell table:number-columns-repeated="255"/>
        </table:table-row>
        <table:table-row table:style-name="ro1">
          <table:table-cell office:value-type="float" office:value="15">
            <text:p>15</text:p>
          </table:table-cell>
          <table:table-cell table:number-columns-repeated="255"/>
        </table:table-row>
        <table:table-row table:style-name="ro1">
          <table:table-cell office:value-type="float" office:value="16">
            <text:p>16</text:p>
          </table:table-cell>
          <table:table-cell table:number-columns-repeated="255"/>
        </table:table-row>
        <table:table-row table:style-name="ro1">
          <table:table-cell office:value-type="float" office:value="17">
            <text:p>17</text:p>
          </table:table-cell>
          <table:table-cell table:number-columns-repeated="255"/>
        </table:table-row>
        <table:table-row table:style-name="ro1">
          <table:table-cell office:value-type="float" office:value="18">
            <text:p>18</text:p>
          </table:table-cell>
          <table:table-cell table:number-columns-repeated="255"/>
        </table:table-row>
        <table:table-row table:style-name="ro1">
          <table:table-cell office:value-type="float" office:value="19">
            <text:p>19</text:p>
          </table:table-cell>
          <table:table-cell table:number-columns-repeated="255"/>
        </table:table-row>
        <table:table-row table:style-name="ro1">
          <table:table-cell office:value-type="float" office:value="20">
            <text:p>20</text:p>
          </table:table-cell>
          <table:table-cell table:number-columns-repeated="255"/>
        </table:table-row>
      </table:table>
      <table:table table:name="Anagrafe" table:style-name="ta7" table:print="false">
        <table:table-column table:style-name="co4" table:default-cell-style-name="Default"/>
        <table:table-column table:style-name="co4" table:number-columns-repeated="3" table:default-cell-style-name="ce18"/>
        <table:table-column table:style-name="co4" table:number-columns-repeated="252" table:default-cell-style-name="Default"/>
        <table:table-row table:style-name="ro1">
          <table:table-cell table:style-name="ce15" office:value-type="string">
            <text:p>Età</text:p>
          </table:table-cell>
          <table:table-cell table:style-name="ce15" office:value-type="string">
            <text:p>Maschi</text:p>
          </table:table-cell>
          <table:table-cell table:style-name="ce15" office:value-type="string">
            <text:p>Femmine</text:p>
          </table:table-cell>
          <table:table-cell table:style-name="ce15" office:value-type="string">
            <text:p>TOTALE</text:p>
          </table:table-cell>
          <table:table-cell table:number-columns-repeated="25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268">
            <text:p>12.268</text:p>
          </table:table-cell>
          <table:table-cell office:value-type="float" office:value="11847">
            <text:p>11.847</text:p>
          </table:table-cell>
          <table:table-cell table:formula="oooc:=[.C2]+[.B2]" office:value-type="float" office:value="24115">
            <text:p>24.115</text:p>
          </table:table-cell>
          <table:table-cell>
            <draw:frame table:end-cell-address="Anagrafe.O28" table:end-x="0.0339in" table:end-y="0.1654in" draw:z-index="0" svg:width="6.4287in" svg:height="4.4362in" svg:x="0.4953in" svg:y="0.0098in">
              <draw:object draw:notify-on-update-of-ranges="Anagrafe.A1:Anagrafe.D9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23">
            <text:p>12.823</text:p>
          </table:table-cell>
          <table:table-cell office:value-type="float" office:value="12339">
            <text:p>12.339</text:p>
          </table:table-cell>
          <table:table-cell table:formula="oooc:=[.C3]+[.B3]" office:value-type="float" office:value="25162">
            <text:p>25.162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69">
            <text:p>12.669</text:p>
          </table:table-cell>
          <table:table-cell office:value-type="float" office:value="12028">
            <text:p>12.028</text:p>
          </table:table-cell>
          <table:table-cell table:formula="oooc:=[.C4]+[.B4]" office:value-type="float" office:value="24697">
            <text:p>24.697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732">
            <text:p>12.732</text:p>
          </table:table-cell>
          <table:table-cell office:value-type="float" office:value="11981">
            <text:p>11.981</text:p>
          </table:table-cell>
          <table:table-cell table:formula="oooc:=[.C5]+[.B5]" office:value-type="float" office:value="24713">
            <text:p>24.713</text:p>
          </table:table-cell>
          <table:table-cell table:number-columns-repeated="25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788">
            <text:p>12.788</text:p>
          </table:table-cell>
          <table:table-cell office:value-type="float" office:value="11835">
            <text:p>11.835</text:p>
          </table:table-cell>
          <table:table-cell table:formula="oooc:=[.C6]+[.B6]" office:value-type="float" office:value="24623">
            <text:p>24.623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68">
            <text:p>12.168</text:p>
          </table:table-cell>
          <table:table-cell office:value-type="float" office:value="11485">
            <text:p>11.485</text:p>
          </table:table-cell>
          <table:table-cell table:formula="oooc:=[.C7]+[.B7]" office:value-type="float" office:value="23653">
            <text:p>23.653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321">
            <text:p>12.321</text:p>
          </table:table-cell>
          <table:table-cell office:value-type="float" office:value="11553">
            <text:p>11.553</text:p>
          </table:table-cell>
          <table:table-cell table:formula="oooc:=[.C8]+[.B8]" office:value-type="float" office:value="23874">
            <text:p>23.874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65">
            <text:p>12.065</text:p>
          </table:table-cell>
          <table:table-cell office:value-type="float" office:value="11365">
            <text:p>11.365</text:p>
          </table:table-cell>
          <table:table-cell table:formula="oooc:=[.C9]+[.B9]" office:value-type="float" office:value="23430">
            <text:p>23.430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239">
            <text:p>12.239</text:p>
          </table:table-cell>
          <table:table-cell office:value-type="float" office:value="11285">
            <text:p>11.285</text:p>
          </table:table-cell>
          <table:table-cell table:formula="oooc:=[.C10]+[.B10]" office:value-type="float" office:value="23524">
            <text:p>23.524</text:p>
          </table:table-cell>
          <table:table-cell table:number-columns-repeated="25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03">
            <text:p>12.103</text:p>
          </table:table-cell>
          <table:table-cell office:value-type="float" office:value="11324">
            <text:p>11.324</text:p>
          </table:table-cell>
          <table:table-cell table:formula="oooc:=[.C11]+[.B11]" office:value-type="float" office:value="23427">
            <text:p>23.427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173">
            <text:p>12.173</text:p>
          </table:table-cell>
          <table:table-cell office:value-type="float" office:value="11373">
            <text:p>11.373</text:p>
          </table:table-cell>
          <table:table-cell table:formula="oooc:=[.C12]+[.B12]" office:value-type="float" office:value="23546">
            <text:p>23.546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287">
            <text:p>12.287</text:p>
          </table:table-cell>
          <table:table-cell office:value-type="float" office:value="11749">
            <text:p>11.749</text:p>
          </table:table-cell>
          <table:table-cell table:formula="oooc:=[.C13]+[.B13]" office:value-type="float" office:value="24036">
            <text:p>24.036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795">
            <text:p>12.795</text:p>
          </table:table-cell>
          <table:table-cell office:value-type="float" office:value="12033">
            <text:p>12.033</text:p>
          </table:table-cell>
          <table:table-cell table:formula="oooc:=[.C14]+[.B14]" office:value-type="float" office:value="24828">
            <text:p>24.828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291">
            <text:p>12.291</text:p>
          </table:table-cell>
          <table:table-cell office:value-type="float" office:value="11762">
            <text:p>11.762</text:p>
          </table:table-cell>
          <table:table-cell table:formula="oooc:=[.C15]+[.B15]" office:value-type="float" office:value="24053">
            <text:p>24.053</text:p>
          </table:table-cell>
          <table:table-cell table:number-columns-repeated="25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588">
            <text:p>12.588</text:p>
          </table:table-cell>
          <table:table-cell office:value-type="float" office:value="11697">
            <text:p>11.697</text:p>
          </table:table-cell>
          <table:table-cell table:formula="oooc:=[.C16]+[.B16]" office:value-type="float" office:value="24285">
            <text:p>24.285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122">
            <text:p>12.122</text:p>
          </table:table-cell>
          <table:table-cell office:value-type="float" office:value="11384">
            <text:p>11.384</text:p>
          </table:table-cell>
          <table:table-cell table:formula="oooc:=[.C17]+[.B17]" office:value-type="float" office:value="23506">
            <text:p>23.506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114">
            <text:p>12.114</text:p>
          </table:table-cell>
          <table:table-cell office:value-type="float" office:value="11545">
            <text:p>11.545</text:p>
          </table:table-cell>
          <table:table-cell table:formula="oooc:=[.C18]+[.B18]" office:value-type="float" office:value="23659">
            <text:p>23.659</text:p>
          </table:table-cell>
          <table:table-cell table:number-columns-repeated="25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23">
            <text:p>11.723</text:p>
          </table:table-cell>
          <table:table-cell office:value-type="float" office:value="11019">
            <text:p>11.019</text:p>
          </table:table-cell>
          <table:table-cell table:formula="oooc:=[.C19]+[.B19]" office:value-type="float" office:value="22742">
            <text:p>22.742</text:p>
          </table:table-cell>
          <table:table-cell table:number-columns-repeated="25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73">
            <text:p>11.773</text:p>
          </table:table-cell>
          <table:table-cell office:value-type="float" office:value="10966">
            <text:p>10.966</text:p>
          </table:table-cell>
          <table:table-cell table:formula="oooc:=[.C20]+[.B20]" office:value-type="float" office:value="22739">
            <text:p>22.739</text:p>
          </table:table-cell>
          <table:table-cell table:number-columns-repeated="25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105">
            <text:p>12.105</text:p>
          </table:table-cell>
          <table:table-cell office:value-type="float" office:value="11754">
            <text:p>11.754</text:p>
          </table:table-cell>
          <table:table-cell table:formula="oooc:=[.C21]+[.B21]" office:value-type="float" office:value="23859">
            <text:p>23.859</text:p>
          </table:table-cell>
          <table:table-cell table:number-columns-repeated="25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557">
            <text:p>12.557</text:p>
          </table:table-cell>
          <table:table-cell office:value-type="float" office:value="12029">
            <text:p>12.029</text:p>
          </table:table-cell>
          <table:table-cell table:formula="oooc:=[.C22]+[.B22]" office:value-type="float" office:value="24586">
            <text:p>24.586</text:p>
          </table:table-cell>
          <table:table-cell table:number-columns-repeated="25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016">
            <text:p>13.016</text:p>
          </table:table-cell>
          <table:table-cell office:value-type="float" office:value="12404">
            <text:p>12.404</text:p>
          </table:table-cell>
          <table:table-cell table:formula="oooc:=[.C23]+[.B23]" office:value-type="float" office:value="25420">
            <text:p>25.420</text:p>
          </table:table-cell>
          <table:table-cell table:number-columns-repeated="25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177">
            <text:p>13.177</text:p>
          </table:table-cell>
          <table:table-cell office:value-type="float" office:value="13018">
            <text:p>13.018</text:p>
          </table:table-cell>
          <table:table-cell table:formula="oooc:=[.C24]+[.B24]" office:value-type="float" office:value="26195">
            <text:p>26.195</text:p>
          </table:table-cell>
          <table:table-cell table:number-columns-repeated="25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550">
            <text:p>13.550</text:p>
          </table:table-cell>
          <table:table-cell office:value-type="float" office:value="13284">
            <text:p>13.284</text:p>
          </table:table-cell>
          <table:table-cell table:formula="oooc:=[.C25]+[.B25]" office:value-type="float" office:value="26834">
            <text:p>26.834</text:p>
          </table:table-cell>
          <table:table-cell table:number-columns-repeated="25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994">
            <text:p>13.994</text:p>
          </table:table-cell>
          <table:table-cell office:value-type="float" office:value="13963">
            <text:p>13.963</text:p>
          </table:table-cell>
          <table:table-cell table:formula="oooc:=[.C26]+[.B26]" office:value-type="float" office:value="27957">
            <text:p>27.957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041">
            <text:p>15.041</text:p>
          </table:table-cell>
          <table:table-cell office:value-type="float" office:value="14755">
            <text:p>14.755</text:p>
          </table:table-cell>
          <table:table-cell table:formula="oooc:=[.C27]+[.B27]" office:value-type="float" office:value="29796">
            <text:p>29.796</text:p>
          </table:table-cell>
          <table:table-cell table:number-columns-repeated="25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363">
            <text:p>16.363</text:p>
          </table:table-cell>
          <table:table-cell office:value-type="float" office:value="16374">
            <text:p>16.374</text:p>
          </table:table-cell>
          <table:table-cell table:formula="oooc:=[.C28]+[.B28]" office:value-type="float" office:value="32737">
            <text:p>32.737</text:p>
          </table:table-cell>
          <table:table-cell table:number-columns-repeated="25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245">
            <text:p>17.245</text:p>
          </table:table-cell>
          <table:table-cell office:value-type="float" office:value="17320">
            <text:p>17.320</text:p>
          </table:table-cell>
          <table:table-cell table:formula="oooc:=[.C29]+[.B29]" office:value-type="float" office:value="34565">
            <text:p>34.565</text:p>
          </table:table-cell>
          <table:table-cell table:number-columns-repeated="25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275">
            <text:p>18.275</text:p>
          </table:table-cell>
          <table:table-cell office:value-type="float" office:value="18751">
            <text:p>18.751</text:p>
          </table:table-cell>
          <table:table-cell table:formula="oooc:=[.C30]+[.B30]" office:value-type="float" office:value="37026">
            <text:p>37.026</text:p>
          </table:table-cell>
          <table:table-cell table:number-columns-repeated="25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994">
            <text:p>19.994</text:p>
          </table:table-cell>
          <table:table-cell office:value-type="float" office:value="20805">
            <text:p>20.805</text:p>
          </table:table-cell>
          <table:table-cell table:formula="oooc:=[.C31]+[.B31]" office:value-type="float" office:value="40799">
            <text:p>40.799</text:p>
          </table:table-cell>
          <table:table-cell table:number-columns-repeated="25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663">
            <text:p>21.663</text:p>
          </table:table-cell>
          <table:table-cell office:value-type="float" office:value="22285">
            <text:p>22.285</text:p>
          </table:table-cell>
          <table:table-cell table:formula="oooc:=[.C32]+[.B32]" office:value-type="float" office:value="43948">
            <text:p>43.948</text:p>
          </table:table-cell>
          <table:table-cell table:number-columns-repeated="25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398">
            <text:p>22.398</text:p>
          </table:table-cell>
          <table:table-cell office:value-type="float" office:value="23186">
            <text:p>23.186</text:p>
          </table:table-cell>
          <table:table-cell table:formula="oooc:=[.C33]+[.B33]" office:value-type="float" office:value="45584">
            <text:p>45.584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924">
            <text:p>22.924</text:p>
          </table:table-cell>
          <table:table-cell office:value-type="float" office:value="24043">
            <text:p>24.043</text:p>
          </table:table-cell>
          <table:table-cell table:formula="oooc:=[.C34]+[.B34]" office:value-type="float" office:value="46967">
            <text:p>46.967</text:p>
          </table:table-cell>
          <table:table-cell table:number-columns-repeated="25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390">
            <text:p>23.390</text:p>
          </table:table-cell>
          <table:table-cell office:value-type="float" office:value="24469">
            <text:p>24.469</text:p>
          </table:table-cell>
          <table:table-cell table:formula="oooc:=[.C35]+[.B35]" office:value-type="float" office:value="47859">
            <text:p>47.859</text:p>
          </table:table-cell>
          <table:table-cell table:number-columns-repeated="25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767">
            <text:p>23.767</text:p>
          </table:table-cell>
          <table:table-cell office:value-type="float" office:value="24828">
            <text:p>24.828</text:p>
          </table:table-cell>
          <table:table-cell table:formula="oooc:=[.C36]+[.B36]" office:value-type="float" office:value="48595">
            <text:p>48.595</text:p>
          </table:table-cell>
          <table:table-cell table:number-columns-repeated="25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381">
            <text:p>24.381</text:p>
          </table:table-cell>
          <table:table-cell office:value-type="float" office:value="25163">
            <text:p>25.163</text:p>
          </table:table-cell>
          <table:table-cell table:formula="oooc:=[.C37]+[.B37]" office:value-type="float" office:value="49544">
            <text:p>49.544</text:p>
          </table:table-cell>
          <table:table-cell table:number-columns-repeated="25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484">
            <text:p>24.484</text:p>
          </table:table-cell>
          <table:table-cell office:value-type="float" office:value="25234">
            <text:p>25.234</text:p>
          </table:table-cell>
          <table:table-cell table:formula="oooc:=[.C38]+[.B38]" office:value-type="float" office:value="49718">
            <text:p>49.718</text:p>
          </table:table-cell>
          <table:table-cell table:number-columns-repeated="25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443">
            <text:p>24.443</text:p>
          </table:table-cell>
          <table:table-cell office:value-type="float" office:value="25524">
            <text:p>25.524</text:p>
          </table:table-cell>
          <table:table-cell table:formula="oooc:=[.C39]+[.B39]" office:value-type="float" office:value="49967">
            <text:p>49.967</text:p>
          </table:table-cell>
          <table:table-cell table:number-columns-repeated="25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478">
            <text:p>25.478</text:p>
          </table:table-cell>
          <table:table-cell office:value-type="float" office:value="26053">
            <text:p>26.053</text:p>
          </table:table-cell>
          <table:table-cell table:formula="oooc:=[.C40]+[.B40]" office:value-type="float" office:value="51531">
            <text:p>51.531</text:p>
          </table:table-cell>
          <table:table-cell table:number-columns-repeated="25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896">
            <text:p>25.896</text:p>
          </table:table-cell>
          <table:table-cell office:value-type="float" office:value="26320">
            <text:p>26.320</text:p>
          </table:table-cell>
          <table:table-cell table:formula="oooc:=[.C41]+[.B41]" office:value-type="float" office:value="52216">
            <text:p>52.216</text:p>
          </table:table-cell>
          <table:table-cell table:number-columns-repeated="25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50">
            <text:p>26.050</text:p>
          </table:table-cell>
          <table:table-cell office:value-type="float" office:value="26847">
            <text:p>26.847</text:p>
          </table:table-cell>
          <table:table-cell table:formula="oooc:=[.C42]+[.B42]" office:value-type="float" office:value="52897">
            <text:p>52.897</text:p>
          </table:table-cell>
          <table:table-cell table:number-columns-repeated="25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411">
            <text:p>24.411</text:p>
          </table:table-cell>
          <table:table-cell office:value-type="float" office:value="25269">
            <text:p>25.269</text:p>
          </table:table-cell>
          <table:table-cell table:formula="oooc:=[.C43]+[.B43]" office:value-type="float" office:value="49680">
            <text:p>49.680</text:p>
          </table:table-cell>
          <table:table-cell table:number-columns-repeated="25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3561">
            <text:p>23.561</text:p>
          </table:table-cell>
          <table:table-cell office:value-type="float" office:value="24145">
            <text:p>24.145</text:p>
          </table:table-cell>
          <table:table-cell table:formula="oooc:=[.C44]+[.B44]" office:value-type="float" office:value="47706">
            <text:p>47.706</text:p>
          </table:table-cell>
          <table:table-cell table:number-columns-repeated="25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747">
            <text:p>22.747</text:p>
          </table:table-cell>
          <table:table-cell office:value-type="float" office:value="23644">
            <text:p>23.644</text:p>
          </table:table-cell>
          <table:table-cell table:formula="oooc:=[.C45]+[.B45]" office:value-type="float" office:value="46391">
            <text:p>46.391</text:p>
          </table:table-cell>
          <table:table-cell table:number-columns-repeated="25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454">
            <text:p>21.454</text:p>
          </table:table-cell>
          <table:table-cell office:value-type="float" office:value="22559">
            <text:p>22.559</text:p>
          </table:table-cell>
          <table:table-cell table:formula="oooc:=[.C46]+[.B46]" office:value-type="float" office:value="44013">
            <text:p>44.013</text:p>
          </table:table-cell>
          <table:table-cell table:number-columns-repeated="25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861">
            <text:p>20.861</text:p>
          </table:table-cell>
          <table:table-cell office:value-type="float" office:value="21802">
            <text:p>21.802</text:p>
          </table:table-cell>
          <table:table-cell table:formula="oooc:=[.C47]+[.B47]" office:value-type="float" office:value="42663">
            <text:p>42.663</text:p>
          </table:table-cell>
          <table:table-cell table:number-columns-repeated="25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24">
            <text:p>20.024</text:p>
          </table:table-cell>
          <table:table-cell office:value-type="float" office:value="21173">
            <text:p>21.173</text:p>
          </table:table-cell>
          <table:table-cell table:formula="oooc:=[.C48]+[.B48]" office:value-type="float" office:value="41197">
            <text:p>41.197</text:p>
          </table:table-cell>
          <table:table-cell table:number-columns-repeated="25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879">
            <text:p>19.879</text:p>
          </table:table-cell>
          <table:table-cell office:value-type="float" office:value="20863">
            <text:p>20.863</text:p>
          </table:table-cell>
          <table:table-cell table:formula="oooc:=[.C49]+[.B49]" office:value-type="float" office:value="40742">
            <text:p>40.742</text:p>
          </table:table-cell>
          <table:table-cell table:number-columns-repeated="25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577">
            <text:p>19.577</text:p>
          </table:table-cell>
          <table:table-cell office:value-type="float" office:value="20503">
            <text:p>20.503</text:p>
          </table:table-cell>
          <table:table-cell table:formula="oooc:=[.C50]+[.B50]" office:value-type="float" office:value="40080">
            <text:p>40.080</text:p>
          </table:table-cell>
          <table:table-cell table:number-columns-repeated="25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860">
            <text:p>18.860</text:p>
          </table:table-cell>
          <table:table-cell office:value-type="float" office:value="20430">
            <text:p>20.430</text:p>
          </table:table-cell>
          <table:table-cell table:formula="oooc:=[.C51]+[.B51]" office:value-type="float" office:value="39290">
            <text:p>39.290</text:p>
          </table:table-cell>
          <table:table-cell/>
          <table:table-cell table:style-name="ce18" table:number-columns-repeated="3"/>
          <table:table-cell table:number-columns-repeated="24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244">
            <text:p>18.244</text:p>
          </table:table-cell>
          <table:table-cell office:value-type="float" office:value="20113">
            <text:p>20.113</text:p>
          </table:table-cell>
          <table:table-cell table:formula="oooc:=[.C52]+[.B52]" office:value-type="float" office:value="38357">
            <text:p>38.357</text:p>
          </table:table-cell>
          <table:table-cell table:number-columns-repeated="25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512">
            <text:p>17.512</text:p>
          </table:table-cell>
          <table:table-cell office:value-type="float" office:value="19163">
            <text:p>19.163</text:p>
          </table:table-cell>
          <table:table-cell table:formula="oooc:=[.C53]+[.B53]" office:value-type="float" office:value="36675">
            <text:p>36.675</text:p>
          </table:table-cell>
          <table:table-cell table:number-columns-repeated="25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239">
            <text:p>17.239</text:p>
          </table:table-cell>
          <table:table-cell office:value-type="float" office:value="18905">
            <text:p>18.905</text:p>
          </table:table-cell>
          <table:table-cell table:formula="oooc:=[.C54]+[.B54]" office:value-type="float" office:value="36144">
            <text:p>36.144</text:p>
          </table:table-cell>
          <table:table-cell table:number-columns-repeated="25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81">
            <text:p>16.881</text:p>
          </table:table-cell>
          <table:table-cell office:value-type="float" office:value="18719">
            <text:p>18.719</text:p>
          </table:table-cell>
          <table:table-cell table:formula="oooc:=[.C55]+[.B55]" office:value-type="float" office:value="35600">
            <text:p>35.600</text:p>
          </table:table-cell>
          <table:table-cell table:number-columns-repeated="25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17">
            <text:p>17.417</text:p>
          </table:table-cell>
          <table:table-cell office:value-type="float" office:value="19484">
            <text:p>19.484</text:p>
          </table:table-cell>
          <table:table-cell table:formula="oooc:=[.C56]+[.B56]" office:value-type="float" office:value="36901">
            <text:p>36.901</text:p>
          </table:table-cell>
          <table:table-cell table:number-columns-repeated="25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379">
            <text:p>17.379</text:p>
          </table:table-cell>
          <table:table-cell office:value-type="float" office:value="19387">
            <text:p>19.387</text:p>
          </table:table-cell>
          <table:table-cell table:formula="oooc:=[.C57]+[.B57]" office:value-type="float" office:value="36766">
            <text:p>36.766</text:p>
          </table:table-cell>
          <table:table-cell table:number-columns-repeated="25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341">
            <text:p>18.341</text:p>
          </table:table-cell>
          <table:table-cell office:value-type="float" office:value="20583">
            <text:p>20.583</text:p>
          </table:table-cell>
          <table:table-cell table:formula="oooc:=[.C58]+[.B58]" office:value-type="float" office:value="38924">
            <text:p>38.924</text:p>
          </table:table-cell>
          <table:table-cell table:number-columns-repeated="25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337">
            <text:p>18.337</text:p>
          </table:table-cell>
          <table:table-cell office:value-type="float" office:value="20904">
            <text:p>20.904</text:p>
          </table:table-cell>
          <table:table-cell table:formula="oooc:=[.C59]+[.B59]" office:value-type="float" office:value="39241">
            <text:p>39.241</text:p>
          </table:table-cell>
          <table:table-cell table:number-columns-repeated="25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370">
            <text:p>18.370</text:p>
          </table:table-cell>
          <table:table-cell office:value-type="float" office:value="20976">
            <text:p>20.976</text:p>
          </table:table-cell>
          <table:table-cell table:formula="oooc:=[.C60]+[.B60]" office:value-type="float" office:value="39346">
            <text:p>39.346</text:p>
          </table:table-cell>
          <table:table-cell table:number-columns-repeated="25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913">
            <text:p>14.913</text:p>
          </table:table-cell>
          <table:table-cell office:value-type="float" office:value="17168">
            <text:p>17.168</text:p>
          </table:table-cell>
          <table:table-cell table:formula="oooc:=[.C61]+[.B61]" office:value-type="float" office:value="32081">
            <text:p>32.081</text:p>
          </table:table-cell>
          <table:table-cell table:number-columns-repeated="25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116">
            <text:p>15.116</text:p>
          </table:table-cell>
          <table:table-cell office:value-type="float" office:value="17196">
            <text:p>17.196</text:p>
          </table:table-cell>
          <table:table-cell table:formula="oooc:=[.C62]+[.B62]" office:value-type="float" office:value="32312">
            <text:p>32.312</text:p>
          </table:table-cell>
          <table:table-cell table:number-columns-repeated="25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923">
            <text:p>15.923</text:p>
          </table:table-cell>
          <table:table-cell office:value-type="float" office:value="18599">
            <text:p>18.599</text:p>
          </table:table-cell>
          <table:table-cell table:formula="oooc:=[.C63]+[.B63]" office:value-type="float" office:value="34522">
            <text:p>34.522</text:p>
          </table:table-cell>
          <table:table-cell table:number-columns-repeated="25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608">
            <text:p>15.608</text:p>
          </table:table-cell>
          <table:table-cell office:value-type="float" office:value="18326">
            <text:p>18.326</text:p>
          </table:table-cell>
          <table:table-cell table:formula="oooc:=[.C64]+[.B64]" office:value-type="float" office:value="33934">
            <text:p>33.934</text:p>
          </table:table-cell>
          <table:table-cell table:number-columns-repeated="25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913">
            <text:p>15.913</text:p>
          </table:table-cell>
          <table:table-cell office:value-type="float" office:value="18521">
            <text:p>18.521</text:p>
          </table:table-cell>
          <table:table-cell table:formula="oooc:=[.C65]+[.B65]" office:value-type="float" office:value="34434">
            <text:p>34.434</text:p>
          </table:table-cell>
          <table:table-cell table:number-columns-repeated="25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215">
            <text:p>17.215</text:p>
          </table:table-cell>
          <table:table-cell office:value-type="float" office:value="20537">
            <text:p>20.537</text:p>
          </table:table-cell>
          <table:table-cell table:formula="oooc:=[.C66]+[.B66]" office:value-type="float" office:value="37752">
            <text:p>37.752</text:p>
          </table:table-cell>
          <table:table-cell table:number-columns-repeated="25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765">
            <text:p>16.765</text:p>
          </table:table-cell>
          <table:table-cell office:value-type="float" office:value="19843">
            <text:p>19.843</text:p>
          </table:table-cell>
          <table:table-cell table:formula="oooc:=[.C67]+[.B67]" office:value-type="float" office:value="36608">
            <text:p>36.608</text:p>
          </table:table-cell>
          <table:table-cell table:number-columns-repeated="25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121">
            <text:p>16.121</text:p>
          </table:table-cell>
          <table:table-cell office:value-type="float" office:value="19170">
            <text:p>19.170</text:p>
          </table:table-cell>
          <table:table-cell table:formula="oooc:=[.C68]+[.B68]" office:value-type="float" office:value="35291">
            <text:p>35.291</text:p>
          </table:table-cell>
          <table:table-cell table:number-columns-repeated="25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778">
            <text:p>14.778</text:p>
          </table:table-cell>
          <table:table-cell office:value-type="float" office:value="18008">
            <text:p>18.008</text:p>
          </table:table-cell>
          <table:table-cell table:formula="oooc:=[.C69]+[.B69]" office:value-type="float" office:value="32786">
            <text:p>32.786</text:p>
          </table:table-cell>
          <table:table-cell table:number-columns-repeated="25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962">
            <text:p>13.962</text:p>
          </table:table-cell>
          <table:table-cell office:value-type="float" office:value="17131">
            <text:p>17.131</text:p>
          </table:table-cell>
          <table:table-cell table:formula="oooc:=[.C70]+[.B70]" office:value-type="float" office:value="31093">
            <text:p>31.093</text:p>
          </table:table-cell>
          <table:table-cell table:number-columns-repeated="25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108">
            <text:p>14.108</text:p>
          </table:table-cell>
          <table:table-cell office:value-type="float" office:value="17291">
            <text:p>17.291</text:p>
          </table:table-cell>
          <table:table-cell table:formula="oooc:=[.C71]+[.B71]" office:value-type="float" office:value="31399">
            <text:p>31.399</text:p>
          </table:table-cell>
          <table:table-cell table:number-columns-repeated="25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358">
            <text:p>13.358</text:p>
          </table:table-cell>
          <table:table-cell office:value-type="float" office:value="16981">
            <text:p>16.981</text:p>
          </table:table-cell>
          <table:table-cell table:formula="oooc:=[.C72]+[.B72]" office:value-type="float" office:value="30339">
            <text:p>30.339</text:p>
          </table:table-cell>
          <table:table-cell table:number-columns-repeated="25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830">
            <text:p>12.830</text:p>
          </table:table-cell>
          <table:table-cell office:value-type="float" office:value="16372">
            <text:p>16.372</text:p>
          </table:table-cell>
          <table:table-cell table:formula="oooc:=[.C73]+[.B73]" office:value-type="float" office:value="29202">
            <text:p>29.202</text:p>
          </table:table-cell>
          <table:table-cell table:number-columns-repeated="25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063">
            <text:p>12.063</text:p>
          </table:table-cell>
          <table:table-cell office:value-type="float" office:value="15552">
            <text:p>15.552</text:p>
          </table:table-cell>
          <table:table-cell table:formula="oooc:=[.C74]+[.B74]" office:value-type="float" office:value="27615">
            <text:p>27.615</text:p>
          </table:table-cell>
          <table:table-cell table:number-columns-repeated="25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881">
            <text:p>11.881</text:p>
          </table:table-cell>
          <table:table-cell office:value-type="float" office:value="15668">
            <text:p>15.668</text:p>
          </table:table-cell>
          <table:table-cell table:formula="oooc:=[.C75]+[.B75]" office:value-type="float" office:value="27549">
            <text:p>27.549</text:p>
          </table:table-cell>
          <table:table-cell table:number-columns-repeated="25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823">
            <text:p>11.823</text:p>
          </table:table-cell>
          <table:table-cell office:value-type="float" office:value="16187">
            <text:p>16.187</text:p>
          </table:table-cell>
          <table:table-cell table:formula="oooc:=[.C76]+[.B76]" office:value-type="float" office:value="28010">
            <text:p>28.010</text:p>
          </table:table-cell>
          <table:table-cell table:number-columns-repeated="25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479">
            <text:p>10.479</text:p>
          </table:table-cell>
          <table:table-cell office:value-type="float" office:value="14217">
            <text:p>14.217</text:p>
          </table:table-cell>
          <table:table-cell table:formula="oooc:=[.C77]+[.B77]" office:value-type="float" office:value="24696">
            <text:p>24.696</text:p>
          </table:table-cell>
          <table:table-cell table:number-columns-repeated="25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571">
            <text:p>9.571</text:p>
          </table:table-cell>
          <table:table-cell office:value-type="float" office:value="13766">
            <text:p>13.766</text:p>
          </table:table-cell>
          <table:table-cell table:formula="oooc:=[.C78]+[.B78]" office:value-type="float" office:value="23337">
            <text:p>23.337</text:p>
          </table:table-cell>
          <table:table-cell table:number-columns-repeated="25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206">
            <text:p>9.206</text:p>
          </table:table-cell>
          <table:table-cell office:value-type="float" office:value="13495">
            <text:p>13.495</text:p>
          </table:table-cell>
          <table:table-cell table:formula="oooc:=[.C79]+[.B79]" office:value-type="float" office:value="22701">
            <text:p>22.701</text:p>
          </table:table-cell>
          <table:table-cell table:number-columns-repeated="25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349">
            <text:p>8.349</text:p>
          </table:table-cell>
          <table:table-cell office:value-type="float" office:value="13028">
            <text:p>13.028</text:p>
          </table:table-cell>
          <table:table-cell table:formula="oooc:=[.C80]+[.B80]" office:value-type="float" office:value="21377">
            <text:p>21.377</text:p>
          </table:table-cell>
          <table:table-cell table:number-columns-repeated="25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650">
            <text:p>7.650</text:p>
          </table:table-cell>
          <table:table-cell office:value-type="float" office:value="12308">
            <text:p>12.308</text:p>
          </table:table-cell>
          <table:table-cell table:formula="oooc:=[.C81]+[.B81]" office:value-type="float" office:value="19958">
            <text:p>19.958</text:p>
          </table:table-cell>
          <table:table-cell table:number-columns-repeated="25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133">
            <text:p>7.133</text:p>
          </table:table-cell>
          <table:table-cell office:value-type="float" office:value="11696">
            <text:p>11.696</text:p>
          </table:table-cell>
          <table:table-cell table:formula="oooc:=[.C82]+[.B82]" office:value-type="float" office:value="18829">
            <text:p>18.829</text:p>
          </table:table-cell>
          <table:table-cell table:number-columns-repeated="25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422">
            <text:p>6.422</text:p>
          </table:table-cell>
          <table:table-cell office:value-type="float" office:value="11515">
            <text:p>11.515</text:p>
          </table:table-cell>
          <table:table-cell table:formula="oooc:=[.C83]+[.B83]" office:value-type="float" office:value="17937">
            <text:p>17.937</text:p>
          </table:table-cell>
          <table:table-cell table:number-columns-repeated="25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763">
            <text:p>5.763</text:p>
          </table:table-cell>
          <table:table-cell office:value-type="float" office:value="10689">
            <text:p>10.689</text:p>
          </table:table-cell>
          <table:table-cell table:formula="oooc:=[.C84]+[.B84]" office:value-type="float" office:value="16452">
            <text:p>16.452</text:p>
          </table:table-cell>
          <table:table-cell table:number-columns-repeated="25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223">
            <text:p>5.223</text:p>
          </table:table-cell>
          <table:table-cell office:value-type="float" office:value="9802">
            <text:p>9.802</text:p>
          </table:table-cell>
          <table:table-cell table:formula="oooc:=[.C85]+[.B85]" office:value-type="float" office:value="15025">
            <text:p>15.025</text:p>
          </table:table-cell>
          <table:table-cell table:number-columns-repeated="25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686">
            <text:p>4.686</text:p>
          </table:table-cell>
          <table:table-cell office:value-type="float" office:value="9251">
            <text:p>9.251</text:p>
          </table:table-cell>
          <table:table-cell table:formula="oooc:=[.C86]+[.B86]" office:value-type="float" office:value="13937">
            <text:p>13.937</text:p>
          </table:table-cell>
          <table:table-cell table:number-columns-repeated="25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23">
            <text:p>2.723</text:p>
          </table:table-cell>
          <table:table-cell office:value-type="float" office:value="5553">
            <text:p>5.553</text:p>
          </table:table-cell>
          <table:table-cell table:formula="oooc:=[.C87]+[.B87]" office:value-type="float" office:value="8276">
            <text:p>8.276</text:p>
          </table:table-cell>
          <table:table-cell table:number-columns-repeated="25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36">
            <text:p>2.036</text:p>
          </table:table-cell>
          <table:table-cell office:value-type="float" office:value="4200">
            <text:p>4.200</text:p>
          </table:table-cell>
          <table:table-cell table:formula="oooc:=[.C88]+[.B88]" office:value-type="float" office:value="6236">
            <text:p>6.236</text:p>
          </table:table-cell>
          <table:table-cell table:number-columns-repeated="25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24">
            <text:p>1.824</text:p>
          </table:table-cell>
          <table:table-cell office:value-type="float" office:value="4143">
            <text:p>4.143</text:p>
          </table:table-cell>
          <table:table-cell table:formula="oooc:=[.C89]+[.B89]" office:value-type="float" office:value="5967">
            <text:p>5.967</text:p>
          </table:table-cell>
          <table:table-cell table:number-columns-repeated="25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13">
            <text:p>1.913</text:p>
          </table:table-cell>
          <table:table-cell office:value-type="float" office:value="4286">
            <text:p>4.286</text:p>
          </table:table-cell>
          <table:table-cell table:formula="oooc:=[.C90]+[.B90]" office:value-type="float" office:value="6199">
            <text:p>6.199</text:p>
          </table:table-cell>
          <table:table-cell table:number-columns-repeated="25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16">
            <text:p>1.916</text:p>
          </table:table-cell>
          <table:table-cell office:value-type="float" office:value="4477">
            <text:p>4.477</text:p>
          </table:table-cell>
          <table:table-cell table:formula="oooc:=[.C91]+[.B91]" office:value-type="float" office:value="6393">
            <text:p>6.393</text:p>
          </table:table-cell>
          <table:table-cell table:number-columns-repeated="25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47">
            <text:p>1.547</text:p>
          </table:table-cell>
          <table:table-cell office:value-type="float" office:value="4021">
            <text:p>4.021</text:p>
          </table:table-cell>
          <table:table-cell table:formula="oooc:=[.C92]+[.B92]" office:value-type="float" office:value="5568">
            <text:p>5.568</text:p>
          </table:table-cell>
          <table:table-cell table:number-columns-repeated="25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57">
            <text:p>1.357</text:p>
          </table:table-cell>
          <table:table-cell office:value-type="float" office:value="3439">
            <text:p>3.439</text:p>
          </table:table-cell>
          <table:table-cell table:formula="oooc:=[.C93]+[.B93]" office:value-type="float" office:value="4796">
            <text:p>4.796</text:p>
          </table:table-cell>
          <table:table-cell table:number-columns-repeated="25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59">
            <text:p>1.059</text:p>
          </table:table-cell>
          <table:table-cell office:value-type="float" office:value="2872">
            <text:p>2.872</text:p>
          </table:table-cell>
          <table:table-cell table:formula="oooc:=[.C94]+[.B94]" office:value-type="float" office:value="3931">
            <text:p>3.931</text:p>
          </table:table-cell>
          <table:table-cell table:number-columns-repeated="252"/>
        </table:table-row>
        <table:table-row table:style-name="ro1">
          <table:table-cell office:value-type="float" office:value="93">
            <text:p>93</text:p>
          </table:table-cell>
          <table:table-cell table:style-name="Default" office:value-type="float" office:value="798">
            <text:p>798</text:p>
          </table:table-cell>
          <table:table-cell office:value-type="float" office:value="2104">
            <text:p>2.104</text:p>
          </table:table-cell>
          <table:table-cell table:formula="oooc:=[.C95]+[.B95]" office:value-type="float" office:value="2902">
            <text:p>2.902</text:p>
          </table:table-cell>
          <table:table-cell table:number-columns-repeated="252"/>
        </table:table-row>
        <table:table-row table:style-name="ro1">
          <table:table-cell office:value-type="float" office:value="94">
            <text:p>94</text:p>
          </table:table-cell>
          <table:table-cell table:style-name="Default" office:value-type="float" office:value="642">
            <text:p>642</text:p>
          </table:table-cell>
          <table:table-cell office:value-type="float" office:value="1768">
            <text:p>1.768</text:p>
          </table:table-cell>
          <table:table-cell table:formula="oooc:=[.C96]+[.B96]" office:value-type="float" office:value="2410">
            <text:p>2.410</text:p>
          </table:table-cell>
          <table:table-cell table:number-columns-repeated="252"/>
        </table:table-row>
        <table:table-row table:style-name="ro1">
          <table:table-cell office:value-type="float" office:value="95">
            <text:p>95</text:p>
          </table:table-cell>
          <table:table-cell table:style-name="Default" office:value-type="float" office:value="418">
            <text:p>418</text:p>
          </table:table-cell>
          <table:table-cell office:value-type="float" office:value="1299">
            <text:p>1.299</text:p>
          </table:table-cell>
          <table:table-cell table:formula="oooc:=[.C97]+[.B97]" office:value-type="float" office:value="1717">
            <text:p>1.717</text:p>
          </table:table-cell>
          <table:table-cell table:number-columns-repeated="252"/>
        </table:table-row>
        <table:table-row table:style-name="ro1">
          <table:table-cell office:value-type="float" office:value="96">
            <text:p>96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996">
            <text:p>996</text:p>
          </table:table-cell>
          <table:table-cell table:formula="oooc:=[.C98]+[.B98]" office:value-type="float" office:value="1348">
            <text:p>1.348</text:p>
          </table:table-cell>
          <table:table-cell table:number-columns-repeated="25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11">
            <text:p>1.611</text:p>
          </table:table-cell>
          <table:table-cell office:value-type="float" office:value="3743">
            <text:p>3.743</text:p>
          </table:table-cell>
          <table:table-cell table:formula="oooc:=[.C99]+[.B99]" office:value-type="float" office:value="5354">
            <text:p>5.354</text:p>
          </table:table-cell>
          <table:table-cell table:number-columns-repeated="252"/>
        </table:table-row>
      </table:table>
      <table:table table:name="Stranieri" table:style-name="ta8" table:print="false">
        <table:table-column table:style-name="co11" table:default-cell-style-name="ce15"/>
        <table:table-column table:style-name="co12" table:default-cell-style-name="Default"/>
        <table:table-column table:style-name="co13" table:default-cell-style-name="ce18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4" table:number-columns-repeated="236" table:default-cell-style-name="Default"/>
        <table:table-row table:style-name="ro1">
          <table:table-cell table:style-name="ce21" office:value-type="string">
            <text:p>Anno</text:p>
          </table:table-cell>
          <table:table-cell table:style-name="ce21" office:value-type="string">
            <text:p>Municipio</text:p>
          </table:table-cell>
          <table:table-cell table:style-name="ce22" office:value-type="string">
            <text:p>Numer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4431">
            <text:p>4.431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4587">
            <text:p>4.587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4669">
            <text:p>4.669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">
            <text:p>17</text:p>
          </table:table-cell>
          <table:table-cell office:value-type="float" office:value="5514">
            <text:p>5.514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5781">
            <text:p>5.781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">
            <text:p>17</text:p>
          </table:table-cell>
          <table:table-cell office:value-type="float" office:value="5824">
            <text:p>5.824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6165">
            <text:p>6.165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7">
            <text:p>17</text:p>
          </table:table-cell>
          <table:table-cell office:value-type="float" office:value="6207">
            <text:p>6.207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6713">
            <text:p>6.713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6856">
            <text:p>6.856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">
            <text:p>12</text:p>
          </table:table-cell>
          <table:table-cell office:value-type="float" office:value="7052">
            <text:p>7.052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388">
            <text:p>7.388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458">
            <text:p>7.458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516">
            <text:p>7.516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">
            <text:p>12</text:p>
          </table:table-cell>
          <table:table-cell office:value-type="float" office:value="7916">
            <text:p>7.916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929">
            <text:p>7.929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955">
            <text:p>7.955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8036">
            <text:p>8.036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8200">
            <text:p>8.200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8200">
            <text:p>8.200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8728">
            <text:p>8.728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8796">
            <text:p>8.796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8817">
            <text:p>8.817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">
            <text:p>16</text:p>
          </table:table-cell>
          <table:table-cell office:value-type="float" office:value="8852">
            <text:p>8.852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8899">
            <text:p>8.899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">
            <text:p>12</text:p>
          </table:table-cell>
          <table:table-cell office:value-type="float" office:value="8914">
            <text:p>8.914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">
            <text:p>15</text:p>
          </table:table-cell>
          <table:table-cell office:value-type="float" office:value="9257">
            <text:p>9.257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9626">
            <text:p>9.626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9629">
            <text:p>9.629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">
            <text:p>16</text:p>
          </table:table-cell>
          <table:table-cell office:value-type="float" office:value="9659">
            <text:p>9.659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9853">
            <text:p>9.853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float" office:value="10119">
            <text:p>10.119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10287">
            <text:p>10.287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10345">
            <text:p>10.345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">
            <text:p>16</text:p>
          </table:table-cell>
          <table:table-cell office:value-type="float" office:value="10417">
            <text:p>10.417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9">
            <text:p>19</text:p>
          </table:table-cell>
          <table:table-cell office:value-type="float" office:value="10530">
            <text:p>10.530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3">
            <text:p>13</text:p>
          </table:table-cell>
          <table:table-cell office:value-type="float" office:value="10687">
            <text:p>10.687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float" office:value="11337">
            <text:p>11.337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">
            <text:p>19</text:p>
          </table:table-cell>
          <table:table-cell office:value-type="float" office:value="11427">
            <text:p>11.427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11439">
            <text:p>11.439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">
            <text:p>18</text:p>
          </table:table-cell>
          <table:table-cell office:value-type="float" office:value="11589">
            <text:p>11.589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11927">
            <text:p>11.927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">
            <text:p>13</text:p>
          </table:table-cell>
          <table:table-cell office:value-type="float" office:value="12024">
            <text:p>12.024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12291">
            <text:p>12.291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">
            <text:p>18</text:p>
          </table:table-cell>
          <table:table-cell office:value-type="float" office:value="12394">
            <text:p>12.394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13185">
            <text:p>13.185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">
            <text:p>18</text:p>
          </table:table-cell>
          <table:table-cell office:value-type="float" office:value="13335">
            <text:p>13.335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">
            <text:p>19</text:p>
          </table:table-cell>
          <table:table-cell office:value-type="float" office:value="13349">
            <text:p>13.349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">
            <text:p>13</text:p>
          </table:table-cell>
          <table:table-cell office:value-type="float" office:value="13653">
            <text:p>13.653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14122">
            <text:p>14.122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15371">
            <text:p>15.371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">
            <text:p>20</text:p>
          </table:table-cell>
          <table:table-cell office:value-type="float" office:value="16852">
            <text:p>16.852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0">
            <text:p>20</text:p>
          </table:table-cell>
          <table:table-cell office:value-type="float" office:value="18488">
            <text:p>18.488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">
            <text:p>20</text:p>
          </table:table-cell>
          <table:table-cell office:value-type="float" office:value="20369">
            <text:p>20.369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1800">
            <text:p>21.800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2706">
            <text:p>22.706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25004">
            <text:p>25.004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5"/>
    <style:style style:name="Excel_5f_BuiltIn_5f_Percent" style:display-name="Excel_BuiltIn_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14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2.54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abella_20_dati" style:display-name="PageStyle_Tabella da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oma_20_2004" style:display-name="PageStyle_Roma 2004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ennaio" style:display-name="PageStyle_Gennai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bbraio" style:display-name="PageStyle_Febbrai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arzo" style:display-name="PageStyle_Marz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1_5f_TRIM" style:display-name="PageStyle_1_TR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nagrafe" style:display-name="PageStyle_Anagraf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ranieri" style:display-name="PageStyle_Stranieri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21T19:38:44</meta:creation-date>
    <dc:creator>Marco Caresia</dc:creator>
    <dc:date>2006-07-14T12:54:04</dc:date>
    <meta:print-date>2006-05-21T20:41:45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8" meta:cell-count="8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none" draw:fill-color="#000000"/>
    </style:style>
    <style:style style:name="ch2" style:family="chart">
      <style:chart-properties chart:japanese-candle-stick="false" chart:stock-with-volume="false" chart:three-dimensional="true" chart:deep="true" chart:lines="false" chart:solid-type="cubo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5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5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9999ff" dr3d:edge-rounding="5%" dr3d:backface-culling="disabled"/>
      <style:text-properties fo:font-family="Arial" style:font-family-generic="swiss" style:font-pitch="variable" fo:font-size="6.09999990463257pt" style:font-family-asian="'Arial Unicode MS'" style:font-family-generic-asian="system" style:font-pitch-asian="variable" style:font-size-asian="6.09999990463257pt" style:font-family-complex="Tahoma" style:font-family-generic-complex="system" style:font-pitch-complex="variable" style:font-size-complex="6.09999990463257pt"/>
    </style:style>
    <style:style style:name="ch6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993366" dr3d:edge-rounding="5%" dr3d:backface-culling="disabled"/>
      <style:text-properties fo:font-family="Arial" style:font-family-generic="swiss" style:font-pitch="variable" fo:font-size="6.09999990463257pt" style:font-family-asian="'Arial Unicode MS'" style:font-family-generic-asian="system" style:font-pitch-asian="variable" style:font-size-asian="6.09999990463257pt" style:font-family-complex="Tahoma" style:font-family-generic-complex="system" style:font-pitch-complex="variable" style:font-size-complex="6.09999990463257pt"/>
    </style:style>
    <style:style style:name="ch7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ffcc" dr3d:edge-rounding="5%" dr3d:backface-culling="disabled"/>
      <style:text-properties fo:font-family="Arial" style:font-family-generic="swiss" style:font-pitch="variable" fo:font-size="6.09999990463257pt" style:font-family-asian="'Arial Unicode MS'" style:font-family-generic-asian="system" style:font-pitch-asian="variable" style:font-size-asian="6.09999990463257pt" style:font-family-complex="Tahoma" style:font-family-generic-complex="system" style:font-pitch-complex="variable" style:font-size-complex="6.09999990463257pt"/>
    </style:style>
    <style:style style:name="ch8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ccffff" dr3d:edge-rounding="5%" dr3d:backface-culling="disabled"/>
      <style:text-properties fo:font-family="Arial" style:font-family-generic="swiss" style:font-pitch="variable" fo:font-size="6.09999990463257pt" style:font-family-asian="'Arial Unicode MS'" style:font-family-generic-asian="system" style:font-pitch-asian="variable" style:font-size-asian="6.09999990463257pt" style:font-family-complex="Tahoma" style:font-family-generic-complex="system" style:font-pitch-complex="variable" style:font-size-complex="6.09999990463257pt"/>
    </style:style>
    <style:style style:name="ch9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660066" dr3d:edge-rounding="5%" dr3d:backface-culling="disabled"/>
      <style:text-properties fo:font-family="Arial" style:font-family-generic="swiss" style:font-pitch="variable" fo:font-size="6.09999990463257pt" style:font-family-asian="'Arial Unicode MS'" style:font-family-generic-asian="system" style:font-pitch-asian="variable" style:font-size-asian="6.09999990463257pt" style:font-family-complex="Tahoma" style:font-family-generic-complex="system" style:font-pitch-complex="variable" style:font-size-complex="6.09999990463257pt"/>
    </style:style>
    <style:style style:name="ch10" style:family="chart">
      <style:graphic-properties draw:stroke="solid" svg:stroke-width="0.035cm" svg:stroke-color="#000000" svg:stroke-opacity="100%" draw:fill="solid" draw:fill-color="#ffffff"/>
    </style:style>
  </office:automatic-styles>
  <office:body>
    <office:chart>
      <chart:chart svg:width="8.371cm" svg:height="7.111cm" chart:class="chart:bar" chart:style-name="ch1">
        <chart:plot-area chart:style-name="ch2" table:cell-range-address="'Tabella dati'.$B$5:.$G$22" chart:data-source-has-labels="both" chart:table-number-list="0" svg:x="0.166cm" svg:y="0.283cm" svg:width="8.039cm" svg:height="6.686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categories table:cell-range-address="local-table.A2:.A18"/>
          </chart:axis>
          <chart:axis chart:dimension="y" chart:name="primary-y" chart:style-name="ch4"/>
          <chart:axis chart:dimension="z" chart:name="primary-z" chart:style-name="ch3"/>
          <chart:series chart:style-name="ch5">
            <chart:data-point chart:repeated="17"/>
          </chart:series>
          <chart:series chart:style-name="ch6">
            <chart:data-point chart:repeated="17"/>
          </chart:series>
          <chart:series chart:style-name="ch7">
            <chart:data-point chart:repeated="17"/>
          </chart:series>
          <chart:series chart:style-name="ch8">
            <chart:data-point chart:repeated="17"/>
          </chart:series>
          <chart:series chart:style-name="ch9">
            <chart:data-point chart:repeated="17"/>
          </chart:series>
          <chart:wall chart:style-name="ch10"/>
          <chart:floor chart:style-name="ch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40%</text:p>
              </table:table-cell>
              <table:table-cell office:value-type="string">
                <text:p>1,50%</text:p>
              </table:table-cell>
              <table:table-cell office:value-type="string">
                <text:p>1,60%</text:p>
              </table:table-cell>
              <table:table-cell office:value-type="string">
                <text:p>1,70%</text:p>
              </table:table-cell>
              <table:table-cell office:value-type="string">
                <text:p>1,80%</text:p>
              </table:table-cell>
            </table:table-row>
          </table:table-header-rows>
          <table:table-rows>
            <table:table-row>
              <table:table-cell office:value-type="string">
                <text:p> € 2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2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3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3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4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4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5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5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6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6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7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7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8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8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9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95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 € 1.000,00 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ch1" style:family="chart">
      <style:graphic-properties draw:stroke="solid" svg:stroke-width="0.035cm" svg:stroke-color="#000000" svg:stroke-opacity="100%" draw:fill="gradient" draw:fill-color="#ffffff" draw:gradient-step-count="256"/>
    </style:style>
    <style:style style:name="ch2" style:family="chart"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4" style:family="chart">
      <style:chart-properties chart:symbol-type="none"/>
      <style:graphic-properties draw:stroke="none" draw:fill-color="#9999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5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9999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6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993366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7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ffffcc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8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ccff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9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660066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0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ff8080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1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0066cc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2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cccc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3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000080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4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ff00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5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ffff00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6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00ff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7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800080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8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800000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19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008080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20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0000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21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00ccff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22" style:family="chart">
      <style:chart-properties chart:symbol-type="none" chart:symbol-width="0.176cm" chart:symbol-height="0.176cm"/>
      <style:graphic-properties draw:stroke="none" svg:stroke-width="0.035cm" svg:stroke-color="#000000" svg:stroke-opacity="100%" draw:fill="solid" draw:fill-color="#ccffcc" dr3d:edge-rounding="0%" dr3d:backface-culling="disabled"/>
      <style:text-properties fo:font-family="Arial" style:font-family-generic="swiss" style:font-pitch="variable" fo:font-size="5.30000019073486pt" style:font-family-asian="'Arial Unicode MS'" style:font-family-generic-asian="system" style:font-pitch-asian="variable" style:font-size-asian="5.30000019073486pt" style:font-family-complex="Tahoma" style:font-family-generic-complex="system" style:font-pitch-complex="variable" style:font-size-complex="5.30000019073486pt"/>
    </style:style>
    <style:style style:name="ch23" style:family="chart">
      <style:graphic-properties draw:stroke="none" draw:fill="none"/>
    </style:style>
    <style:style style:name="ch24" style:family="chart">
      <style:graphic-properties draw:stroke="none" draw:fill-color="#999999"/>
    </style:style>
  </office:automatic-styles>
  <office:body>
    <office:chart>
      <chart:chart svg:width="21.412cm" svg:height="6.25cm" chart:class="chart:circle" chart:style-name="ch1">
        <chart:legend chart:legend-position="end" svg:x="18.785cm" svg:y="0.502cm" chart:style-name="ch2"/>
        <chart:plot-area chart:style-name="ch3" table:cell-range-address="'Roma 2004'.$A$1:.$B$20" chart:data-source-has-labels="both" chart:table-number-list="1" svg:x="0.428cm" svg:y="0.233cm" svg:width="17.502cm" svg:height="5.893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8"/>
            <chart:data-point chart:style-name="ch2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fici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0.1">
                <text:p>143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7.2">
                <text:p>136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81.8">
                <text:p>978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15.2">
                <text:p>491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1.6">
                <text:p>79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35.5">
                <text:p>1133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29.2">
                <text:p>472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317.1">
                <text:p>1831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64.3">
                <text:p>1506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87.5">
                <text:p>708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12.5">
                <text:p>73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.9">
                <text:p>56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8.3">
                <text:p>1312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70.5">
                <text:p>18670.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gradient draw:name="Gradient_20_7" draw:display-name="Gradient 7" draw:style="axial" draw:start-color="#ffffff" draw:end-color="#757575" draw:start-intensity="100%" draw:end-intensity="10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000000" svg:stroke-opacity="100%" draw:fill="solid" draw:fill-color="#ffff99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origin="0" chart:gap-width="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5" style:family="chart">
      <style:chart-properties chart:symbol-type="none" chart:symbol-width="0.176cm" chart:symbol-height="0.176cm"/>
      <style:graphic-properties draw:stroke="none" svg:stroke-width="0cm" svg:stroke-color="#000000" svg:stroke-opacity="100%" draw:fill="solid" draw:fill-color="#9999ff"/>
      <style:text-properties fo:font-family="Arial" style:font-family-generic="swiss" style:font-pitch="variable" fo:font-size="7.69999980926514pt" style:font-family-asian="'Arial Unicode MS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svg:stroke-width="0.035cm" svg:stroke-color="#000000" svg:stroke-opacity="100%" draw:fill="none" draw:fill-color="#000000"/>
    </style:style>
    <style:style style:name="ch7" style:family="chart">
      <style:graphic-properties draw:stroke="none" draw:fill-color="#999999"/>
    </style:style>
  </office:automatic-styles>
  <office:body>
    <office:chart>
      <chart:chart svg:width="13.534cm" svg:height="8.956cm" chart:class="chart:bar" chart:style-name="ch1">
        <chart:plot-area chart:style-name="ch2" table:cell-range-address="Gennaio.$A$1:.$B$20" chart:data-source-has-labels="both" chart:table-number-list="2" svg:x="0.27cm" svg:y="0.354cm" svg:width="12.994cm" svg:height="8.424cm">
          <chart:axis chart:dimension="x" chart:name="primary-x" chart:style-name="ch3">
            <chart:categories table:cell-range-address="local-table.A2:.A20"/>
          </chart:axis>
          <chart:axis chart:dimension="y" chart:name="primary-y" chart:style-name="ch4"/>
          <chart:series chart:style-name="ch5"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na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66">
                <text:p>626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000000" svg:stroke-opacity="100%" draw:fill="solid" draw:fill-color="#ffff99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origin="0" chart:gap-width="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5" style:family="chart">
      <style:chart-properties chart:symbol-type="none" chart:symbol-width="0.176cm" chart:symbol-height="0.176cm"/>
      <style:graphic-properties draw:stroke="none" svg:stroke-width="0cm" svg:stroke-color="#000000" svg:stroke-opacity="100%" draw:fill="solid" draw:fill-color="#9999ff"/>
      <style:text-properties fo:font-family="Arial" style:font-family-generic="swiss" style:font-pitch="variable" fo:font-size="7.69999980926514pt" style:font-family-asian="'Arial Unicode MS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svg:stroke-width="0.035cm" svg:stroke-color="#000000" svg:stroke-opacity="100%" draw:fill="none" draw:fill-color="#000000"/>
    </style:style>
    <style:style style:name="ch7" style:family="chart">
      <style:graphic-properties draw:stroke="none" draw:fill-color="#999999"/>
    </style:style>
  </office:automatic-styles>
  <office:body>
    <office:chart>
      <chart:chart svg:width="13.534cm" svg:height="8.956cm" chart:class="chart:bar" chart:style-name="ch1">
        <chart:plot-area chart:style-name="ch2" table:cell-range-address="Febbraio.$A$1:.$B$20" chart:data-source-has-labels="both" chart:table-number-list="3" svg:x="0.27cm" svg:y="0.354cm" svg:width="12.994cm" svg:height="8.424cm">
          <chart:axis chart:dimension="x" chart:name="primary-x" chart:style-name="ch3">
            <chart:categories table:cell-range-address="local-table.A2:.A20"/>
          </chart:axis>
          <chart:axis chart:dimension="y" chart:name="primary-y" chart:style-name="ch4"/>
          <chart:series chart:style-name="ch5"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bbra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89">
                <text:p>112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48">
                <text:p>584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000000" svg:stroke-opacity="100%" draw:fill="solid" draw:fill-color="#ffff99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origin="0" chart:gap-width="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5" style:family="chart">
      <style:chart-properties chart:symbol-type="none" chart:symbol-width="0.176cm" chart:symbol-height="0.176cm"/>
      <style:graphic-properties draw:stroke="none" svg:stroke-width="0cm" svg:stroke-color="#000000" svg:stroke-opacity="100%" draw:fill="solid" draw:fill-color="#9999ff"/>
      <style:text-properties fo:font-family="Arial" style:font-family-generic="swiss" style:font-pitch="variable" fo:font-size="7.69999980926514pt" style:font-family-asian="'Arial Unicode MS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svg:stroke-width="0.035cm" svg:stroke-color="#000000" svg:stroke-opacity="100%" draw:fill="none" draw:fill-color="#000000"/>
    </style:style>
    <style:style style:name="ch7" style:family="chart">
      <style:graphic-properties draw:stroke="none" draw:fill-color="#999999"/>
    </style:style>
  </office:automatic-styles>
  <office:body>
    <office:chart>
      <chart:chart svg:width="13.534cm" svg:height="8.956cm" chart:class="chart:bar" chart:style-name="ch1">
        <chart:plot-area chart:style-name="ch2" table:cell-range-address="Marzo.$A$1:.$B$20" chart:data-source-has-labels="both" chart:table-number-list="4" svg:x="0.27cm" svg:y="0.354cm" svg:width="12.994cm" svg:height="8.424cm">
          <chart:axis chart:dimension="x" chart:name="primary-x" chart:style-name="ch3">
            <chart:categories table:cell-range-address="local-table.A2:.A20"/>
          </chart:axis>
          <chart:axis chart:dimension="y" chart:name="primary-y" chart:style-name="ch4"/>
          <chart:series chart:style-name="ch5"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z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70">
                <text:p>130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6">
                <text:p>7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1">
                <text:p>6771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99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3366"/>
      <style:text-properties fo:font-family="Arial" style:font-family-generic="swiss" style:font-pitch="variable" fo:font-size="7.69999980926514pt" style:font-family-asian="'Arial Unicode MS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svg:stroke-width="0.035cm" svg:stroke-color="#000000" svg:stroke-opacity="100%" draw:fill="none" draw:fill-color="#000000"/>
    </style:style>
    <style:style style:name="ch7" style:family="chart">
      <style:graphic-properties draw:stroke="none" draw:fill-color="#999999"/>
    </style:style>
  </office:automatic-styles>
  <office:body>
    <office:chart>
      <chart:chart svg:width="13.43cm" svg:height="8.981cm" chart:class="chart:bar" chart:style-name="ch1">
        <chart:plot-area chart:style-name="ch2" table:cell-range-address="1_TRIM.$A$1:.$B$20" chart:data-source-has-labels="both" chart:table-number-list="5" svg:x="0.268cm" svg:y="0.354cm" svg:width="12.894cm" svg:height="8.449cm">
          <chart:axis chart:dimension="x" chart:name="primary-x" chart:style-name="ch3">
            <chart:categories table:cell-range-address="local-table.A2:.A20"/>
          </chart:axis>
          <chart:axis chart:dimension="y" chart:name="primary-y" chart:style-name="ch4"/>
          <chart:series chart:style-name="ch5"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O TRIMEST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000000" svg:stroke-opacity="100%" draw:fill="none" draw:fill-color="#000000"/>
    </style:style>
    <style:style style:name="ch2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5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>
      <style:graphic-properties draw:stroke="solid" svg:stroke-width="0.035cm" svg:stroke-color="#000000" svg:stroke-opacity="100%"/>
    </style:style>
    <style:style style:name="ch7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gradient" draw:fill-color="#9999ff" draw:fill-gradient-name="Gradient_20_8" draw:gradient-step-count="256"/>
      <style:text-properties fo:font-family="Arial" style:font-family-generic="swiss" style:font-pitch="variable" fo:font-size="9.60000038146973pt" style:font-family-asian="'Arial Unicode MS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8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gradient" draw:fill-color="#993366" draw:fill-gradient-name="Gradient_20_9" draw:gradient-step-count="256"/>
      <style:text-properties fo:font-family="Arial" style:font-family-generic="swiss" style:font-pitch="variable" fo:font-size="9.60000038146973pt" style:font-family-asian="'Arial Unicode MS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9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gradient" draw:fill-color="#ffffcc" draw:fill-gradient-name="Gradient_20_10" draw:gradient-step-count="256"/>
      <style:text-properties fo:font-family="Arial" style:font-family-generic="swiss" style:font-pitch="variable" fo:font-size="9.60000038146973pt" style:font-family-asian="'Arial Unicode MS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10" style:family="chart">
      <style:graphic-properties draw:stroke="solid" svg:stroke-width="0.035cm" svg:stroke-color="#808080" svg:stroke-opacity="100%" draw:fill="gradient" draw:gradient-step-count="256"/>
    </style:style>
    <style:style style:name="ch11" style:family="chart">
      <style:graphic-properties draw:stroke="none" draw:fill-color="#999999"/>
    </style:style>
  </office:automatic-styles>
  <office:body>
    <office:chart>
      <chart:chart svg:width="16.33cm" svg:height="11.269cm" chart:class="chart:area" chart:style-name="ch1">
        <chart:legend chart:legend-position="top" svg:x="4.45cm" svg:y="0.435cm" chart:style-name="ch2"/>
        <chart:plot-area chart:style-name="ch3" table:cell-range-address="Anagrafe.$A$1:.$D$98" chart:data-source-has-labels="both" chart:table-number-list="6" svg:x="0.326cm" svg:y="1.637cm" svg:width="15.678cm" svg:height="9.408cm">
          <chart:axis chart:dimension="x" chart:name="primary-x" chart:style-name="ch4">
            <chart:categories table:cell-range-address="local-table.A2:.A98"/>
          </chart:axis>
          <chart:axis chart:dimension="y" chart:name="primary-y" chart:style-name="ch5">
            <chart:grid chart:style-name="ch6" chart:class="major"/>
          </chart:axis>
          <chart:series chart:style-name="ch7">
            <chart:data-point chart:repeated="97"/>
          </chart:series>
          <chart:series chart:style-name="ch8">
            <chart:data-point chart:repeated="97"/>
          </chart:series>
          <chart:series chart:style-name="ch9">
            <chart:data-point chart:repeated="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chi</text:p>
              </table:table-cell>
              <table:table-cell office:value-type="string">
                <text:p>Femmine</text:p>
              </table:table-cell>
              <table:table-cell office:value-type="string">
                <text:p>TOTAL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2268">
                <text:p>12268</text:p>
              </table:table-cell>
              <table:table-cell office:value-type="float" office:value="11847">
                <text:p>11847</text:p>
              </table:table-cell>
              <table:table-cell office:value-type="float" office:value="24115">
                <text:p>2411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823">
                <text:p>12823</text:p>
              </table:table-cell>
              <table:table-cell office:value-type="float" office:value="12339">
                <text:p>12339</text:p>
              </table:table-cell>
              <table:table-cell office:value-type="float" office:value="25162">
                <text:p>251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69">
                <text:p>12669</text:p>
              </table:table-cell>
              <table:table-cell office:value-type="float" office:value="12028">
                <text:p>12028</text:p>
              </table:table-cell>
              <table:table-cell office:value-type="float" office:value="24697">
                <text:p>24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32">
                <text:p>12732</text:p>
              </table:table-cell>
              <table:table-cell office:value-type="float" office:value="11981">
                <text:p>11981</text:p>
              </table:table-cell>
              <table:table-cell office:value-type="float" office:value="24713">
                <text:p>24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88">
                <text:p>12788</text:p>
              </table:table-cell>
              <table:table-cell office:value-type="float" office:value="11835">
                <text:p>11835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68">
                <text:p>12168</text:p>
              </table:table-cell>
              <table:table-cell office:value-type="float" office:value="11485">
                <text:p>11485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21">
                <text:p>12321</text:p>
              </table:table-cell>
              <table:table-cell office:value-type="float" office:value="11553">
                <text:p>11553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65">
                <text:p>12065</text:p>
              </table:table-cell>
              <table:table-cell office:value-type="float" office:value="11365">
                <text:p>11365</text:p>
              </table:table-cell>
              <table:table-cell office:value-type="float" office:value="23430">
                <text:p>234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39">
                <text:p>12239</text:p>
              </table:table-cell>
              <table:table-cell office:value-type="float" office:value="11285">
                <text:p>11285</text:p>
              </table:table-cell>
              <table:table-cell office:value-type="float" office:value="23524">
                <text:p>23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03">
                <text:p>12103</text:p>
              </table:table-cell>
              <table:table-cell office:value-type="float" office:value="11324">
                <text:p>11324</text:p>
              </table:table-cell>
              <table:table-cell office:value-type="float" office:value="23427">
                <text:p>23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73">
                <text:p>12173</text:p>
              </table:table-cell>
              <table:table-cell office:value-type="float" office:value="11373">
                <text:p>11373</text:p>
              </table:table-cell>
              <table:table-cell office:value-type="float" office:value="23546">
                <text:p>23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87">
                <text:p>12287</text:p>
              </table:table-cell>
              <table:table-cell office:value-type="float" office:value="11749">
                <text:p>1174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95">
                <text:p>12795</text:p>
              </table:table-cell>
              <table:table-cell office:value-type="float" office:value="12033">
                <text:p>12033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91">
                <text:p>12291</text:p>
              </table:table-cell>
              <table:table-cell office:value-type="float" office:value="11762">
                <text:p>11762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88">
                <text:p>12588</text:p>
              </table:table-cell>
              <table:table-cell office:value-type="float" office:value="11697">
                <text:p>11697</text:p>
              </table:table-cell>
              <table:table-cell office:value-type="float" office:value="24285">
                <text:p>24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22">
                <text:p>12122</text:p>
              </table:table-cell>
              <table:table-cell office:value-type="float" office:value="11384">
                <text:p>11384</text:p>
              </table:table-cell>
              <table:table-cell office:value-type="float" office:value="23506">
                <text:p>23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14">
                <text:p>12114</text:p>
              </table:table-cell>
              <table:table-cell office:value-type="float" office:value="11545">
                <text:p>11545</text:p>
              </table:table-cell>
              <table:table-cell office:value-type="float" office:value="23659">
                <text:p>23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23">
                <text:p>11723</text:p>
              </table:table-cell>
              <table:table-cell office:value-type="float" office:value="11019">
                <text:p>11019</text:p>
              </table:table-cell>
              <table:table-cell office:value-type="float" office:value="22742">
                <text:p>22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73">
                <text:p>11773</text:p>
              </table:table-cell>
              <table:table-cell office:value-type="float" office:value="10966">
                <text:p>10966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05">
                <text:p>12105</text:p>
              </table:table-cell>
              <table:table-cell office:value-type="float" office:value="11754">
                <text:p>11754</text:p>
              </table:table-cell>
              <table:table-cell office:value-type="float" office:value="23859">
                <text:p>23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57">
                <text:p>12557</text:p>
              </table:table-cell>
              <table:table-cell office:value-type="float" office:value="12029">
                <text:p>12029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16">
                <text:p>13016</text:p>
              </table:table-cell>
              <table:table-cell office:value-type="float" office:value="12404">
                <text:p>12404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77">
                <text:p>13177</text:p>
              </table:table-cell>
              <table:table-cell office:value-type="float" office:value="13018">
                <text:p>13018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550">
                <text:p>13550</text:p>
              </table:table-cell>
              <table:table-cell office:value-type="float" office:value="13284">
                <text:p>13284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94">
                <text:p>13994</text:p>
              </table:table-cell>
              <table:table-cell office:value-type="float" office:value="13963">
                <text:p>13963</text:p>
              </table:table-cell>
              <table:table-cell office:value-type="float" office:value="27957">
                <text:p>27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41">
                <text:p>15041</text:p>
              </table:table-cell>
              <table:table-cell office:value-type="float" office:value="14755">
                <text:p>14755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63">
                <text:p>16363</text:p>
              </table:table-cell>
              <table:table-cell office:value-type="float" office:value="16374">
                <text:p>16374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45">
                <text:p>17245</text:p>
              </table:table-cell>
              <table:table-cell office:value-type="float" office:value="17320">
                <text:p>17320</text:p>
              </table:table-cell>
              <table:table-cell office:value-type="float" office:value="34565">
                <text:p>34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75">
                <text:p>18275</text:p>
              </table:table-cell>
              <table:table-cell office:value-type="float" office:value="18751">
                <text:p>18751</text:p>
              </table:table-cell>
              <table:table-cell office:value-type="float" office:value="37026">
                <text:p>37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94">
                <text:p>19994</text:p>
              </table:table-cell>
              <table:table-cell office:value-type="float" office:value="20805">
                <text:p>20805</text:p>
              </table:table-cell>
              <table:table-cell office:value-type="float" office:value="40799">
                <text:p>40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663">
                <text:p>21663</text:p>
              </table:table-cell>
              <table:table-cell office:value-type="float" office:value="22285">
                <text:p>22285</text:p>
              </table:table-cell>
              <table:table-cell office:value-type="float" office:value="43948">
                <text:p>43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398">
                <text:p>22398</text:p>
              </table:table-cell>
              <table:table-cell office:value-type="float" office:value="23186">
                <text:p>23186</text:p>
              </table:table-cell>
              <table:table-cell office:value-type="float" office:value="45584">
                <text:p>45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924">
                <text:p>22924</text:p>
              </table:table-cell>
              <table:table-cell office:value-type="float" office:value="24043">
                <text:p>24043</text:p>
              </table:table-cell>
              <table:table-cell office:value-type="float" office:value="46967">
                <text:p>46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90">
                <text:p>23390</text:p>
              </table:table-cell>
              <table:table-cell office:value-type="float" office:value="24469">
                <text:p>24469</text:p>
              </table:table-cell>
              <table:table-cell office:value-type="float" office:value="47859">
                <text:p>47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767">
                <text:p>23767</text:p>
              </table:table-cell>
              <table:table-cell office:value-type="float" office:value="24828">
                <text:p>24828</text:p>
              </table:table-cell>
              <table:table-cell office:value-type="float" office:value="48595">
                <text:p>48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81">
                <text:p>24381</text:p>
              </table:table-cell>
              <table:table-cell office:value-type="float" office:value="25163">
                <text:p>25163</text:p>
              </table:table-cell>
              <table:table-cell office:value-type="float" office:value="49544">
                <text:p>49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84">
                <text:p>24484</text:p>
              </table:table-cell>
              <table:table-cell office:value-type="float" office:value="25234">
                <text:p>25234</text:p>
              </table:table-cell>
              <table:table-cell office:value-type="float" office:value="49718">
                <text:p>497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443">
                <text:p>24443</text:p>
              </table:table-cell>
              <table:table-cell office:value-type="float" office:value="25524">
                <text:p>25524</text:p>
              </table:table-cell>
              <table:table-cell office:value-type="float" office:value="49967">
                <text:p>49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478">
                <text:p>25478</text:p>
              </table:table-cell>
              <table:table-cell office:value-type="float" office:value="26053">
                <text:p>26053</text:p>
              </table:table-cell>
              <table:table-cell office:value-type="float" office:value="51531">
                <text:p>51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896">
                <text:p>25896</text:p>
              </table:table-cell>
              <table:table-cell office:value-type="float" office:value="26320">
                <text:p>26320</text:p>
              </table:table-cell>
              <table:table-cell office:value-type="float" office:value="52216">
                <text:p>522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50">
                <text:p>26050</text:p>
              </table:table-cell>
              <table:table-cell office:value-type="float" office:value="26847">
                <text:p>26847</text:p>
              </table:table-cell>
              <table:table-cell office:value-type="float" office:value="52897">
                <text:p>52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411">
                <text:p>24411</text:p>
              </table:table-cell>
              <table:table-cell office:value-type="float" office:value="25269">
                <text:p>25269</text:p>
              </table:table-cell>
              <table:table-cell office:value-type="float" office:value="49680">
                <text:p>49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61">
                <text:p>23561</text:p>
              </table:table-cell>
              <table:table-cell office:value-type="float" office:value="24145">
                <text:p>24145</text:p>
              </table:table-cell>
              <table:table-cell office:value-type="float" office:value="47706">
                <text:p>47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747">
                <text:p>22747</text:p>
              </table:table-cell>
              <table:table-cell office:value-type="float" office:value="23644">
                <text:p>23644</text:p>
              </table:table-cell>
              <table:table-cell office:value-type="float" office:value="46391">
                <text:p>46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454">
                <text:p>21454</text:p>
              </table:table-cell>
              <table:table-cell office:value-type="float" office:value="22559">
                <text:p>22559</text:p>
              </table:table-cell>
              <table:table-cell office:value-type="float" office:value="44013">
                <text:p>44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861">
                <text:p>20861</text:p>
              </table:table-cell>
              <table:table-cell office:value-type="float" office:value="21802">
                <text:p>21802</text:p>
              </table:table-cell>
              <table:table-cell office:value-type="float" office:value="42663">
                <text:p>42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24">
                <text:p>20024</text:p>
              </table:table-cell>
              <table:table-cell office:value-type="float" office:value="21173">
                <text:p>21173</text:p>
              </table:table-cell>
              <table:table-cell office:value-type="float" office:value="41197">
                <text:p>41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879">
                <text:p>19879</text:p>
              </table:table-cell>
              <table:table-cell office:value-type="float" office:value="20863">
                <text:p>20863</text:p>
              </table:table-cell>
              <table:table-cell office:value-type="float" office:value="40742">
                <text:p>40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77">
                <text:p>19577</text:p>
              </table:table-cell>
              <table:table-cell office:value-type="float" office:value="20503">
                <text:p>20503</text:p>
              </table:table-cell>
              <table:table-cell office:value-type="float" office:value="40080">
                <text:p>400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860">
                <text:p>18860</text:p>
              </table:table-cell>
              <table:table-cell office:value-type="float" office:value="20430">
                <text:p>20430</text:p>
              </table:table-cell>
              <table:table-cell office:value-type="float" office:value="39290">
                <text:p>392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44">
                <text:p>18244</text:p>
              </table:table-cell>
              <table:table-cell office:value-type="float" office:value="20113">
                <text:p>20113</text:p>
              </table:table-cell>
              <table:table-cell office:value-type="float" office:value="38357">
                <text:p>38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12">
                <text:p>17512</text:p>
              </table:table-cell>
              <table:table-cell office:value-type="float" office:value="19163">
                <text:p>19163</text:p>
              </table:table-cell>
              <table:table-cell office:value-type="float" office:value="36675">
                <text:p>366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39">
                <text:p>17239</text:p>
              </table:table-cell>
              <table:table-cell office:value-type="float" office:value="18905">
                <text:p>18905</text:p>
              </table:table-cell>
              <table:table-cell office:value-type="float" office:value="36144">
                <text:p>36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881">
                <text:p>16881</text:p>
              </table:table-cell>
              <table:table-cell office:value-type="float" office:value="18719">
                <text:p>18719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17">
                <text:p>17417</text:p>
              </table:table-cell>
              <table:table-cell office:value-type="float" office:value="19484">
                <text:p>19484</text:p>
              </table:table-cell>
              <table:table-cell office:value-type="float" office:value="36901">
                <text:p>36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379">
                <text:p>17379</text:p>
              </table:table-cell>
              <table:table-cell office:value-type="float" office:value="19387">
                <text:p>19387</text:p>
              </table:table-cell>
              <table:table-cell office:value-type="float" office:value="36766">
                <text:p>36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341">
                <text:p>18341</text:p>
              </table:table-cell>
              <table:table-cell office:value-type="float" office:value="20583">
                <text:p>20583</text:p>
              </table:table-cell>
              <table:table-cell office:value-type="float" office:value="38924">
                <text:p>389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37">
                <text:p>18337</text:p>
              </table:table-cell>
              <table:table-cell office:value-type="float" office:value="20904">
                <text:p>20904</text:p>
              </table:table-cell>
              <table:table-cell office:value-type="float" office:value="39241">
                <text:p>39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70">
                <text:p>18370</text:p>
              </table:table-cell>
              <table:table-cell office:value-type="float" office:value="20976">
                <text:p>20976</text:p>
              </table:table-cell>
              <table:table-cell office:value-type="float" office:value="39346">
                <text:p>39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13">
                <text:p>14913</text:p>
              </table:table-cell>
              <table:table-cell office:value-type="float" office:value="17168">
                <text:p>17168</text:p>
              </table:table-cell>
              <table:table-cell office:value-type="float" office:value="32081">
                <text:p>32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16">
                <text:p>15116</text:p>
              </table:table-cell>
              <table:table-cell office:value-type="float" office:value="17196">
                <text:p>17196</text:p>
              </table:table-cell>
              <table:table-cell office:value-type="float" office:value="32312">
                <text:p>323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23">
                <text:p>15923</text:p>
              </table:table-cell>
              <table:table-cell office:value-type="float" office:value="18599">
                <text:p>18599</text:p>
              </table:table-cell>
              <table:table-cell office:value-type="float" office:value="34522">
                <text:p>34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08">
                <text:p>15608</text:p>
              </table:table-cell>
              <table:table-cell office:value-type="float" office:value="18326">
                <text:p>18326</text:p>
              </table:table-cell>
              <table:table-cell office:value-type="float" office:value="33934">
                <text:p>339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913">
                <text:p>15913</text:p>
              </table:table-cell>
              <table:table-cell office:value-type="float" office:value="18521">
                <text:p>18521</text:p>
              </table:table-cell>
              <table:table-cell office:value-type="float" office:value="34434">
                <text:p>34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215">
                <text:p>17215</text:p>
              </table:table-cell>
              <table:table-cell office:value-type="float" office:value="20537">
                <text:p>20537</text:p>
              </table:table-cell>
              <table:table-cell office:value-type="float" office:value="37752">
                <text:p>37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65">
                <text:p>16765</text:p>
              </table:table-cell>
              <table:table-cell office:value-type="float" office:value="19843">
                <text:p>19843</text:p>
              </table:table-cell>
              <table:table-cell office:value-type="float" office:value="36608">
                <text:p>36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121">
                <text:p>16121</text:p>
              </table:table-cell>
              <table:table-cell office:value-type="float" office:value="19170">
                <text:p>19170</text:p>
              </table:table-cell>
              <table:table-cell office:value-type="float" office:value="35291">
                <text:p>35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8">
                <text:p>14778</text:p>
              </table:table-cell>
              <table:table-cell office:value-type="float" office:value="18008">
                <text:p>18008</text:p>
              </table:table-cell>
              <table:table-cell office:value-type="float" office:value="32786">
                <text:p>32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962">
                <text:p>13962</text:p>
              </table:table-cell>
              <table:table-cell office:value-type="float" office:value="17131">
                <text:p>17131</text:p>
              </table:table-cell>
              <table:table-cell office:value-type="float" office:value="31093">
                <text:p>310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08">
                <text:p>14108</text:p>
              </table:table-cell>
              <table:table-cell office:value-type="float" office:value="17291">
                <text:p>17291</text:p>
              </table:table-cell>
              <table:table-cell office:value-type="float" office:value="31399">
                <text:p>31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58">
                <text:p>13358</text:p>
              </table:table-cell>
              <table:table-cell office:value-type="float" office:value="16981">
                <text:p>1698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30">
                <text:p>12830</text:p>
              </table:table-cell>
              <table:table-cell office:value-type="float" office:value="16372">
                <text:p>16372</text:p>
              </table:table-cell>
              <table:table-cell office:value-type="float" office:value="29202">
                <text:p>29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63">
                <text:p>12063</text:p>
              </table:table-cell>
              <table:table-cell office:value-type="float" office:value="15552">
                <text:p>15552</text:p>
              </table:table-cell>
              <table:table-cell office:value-type="float" office:value="27615">
                <text:p>27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81">
                <text:p>11881</text:p>
              </table:table-cell>
              <table:table-cell office:value-type="float" office:value="15668">
                <text:p>15668</text:p>
              </table:table-cell>
              <table:table-cell office:value-type="float" office:value="27549">
                <text:p>27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23">
                <text:p>11823</text:p>
              </table:table-cell>
              <table:table-cell office:value-type="float" office:value="16187">
                <text:p>16187</text:p>
              </table:table-cell>
              <table:table-cell office:value-type="float" office:value="28010">
                <text:p>280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79">
                <text:p>10479</text:p>
              </table:table-cell>
              <table:table-cell office:value-type="float" office:value="14217">
                <text:p>14217</text:p>
              </table:table-cell>
              <table:table-cell office:value-type="float" office:value="24696">
                <text:p>24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71">
                <text:p>9571</text:p>
              </table:table-cell>
              <table:table-cell office:value-type="float" office:value="13766">
                <text:p>13766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06">
                <text:p>9206</text:p>
              </table:table-cell>
              <table:table-cell office:value-type="float" office:value="13495">
                <text:p>13495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49">
                <text:p>8349</text:p>
              </table:table-cell>
              <table:table-cell office:value-type="float" office:value="13028">
                <text:p>13028</text:p>
              </table:table-cell>
              <table:table-cell office:value-type="float" office:value="21377">
                <text:p>21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50">
                <text:p>7650</text:p>
              </table:table-cell>
              <table:table-cell office:value-type="float" office:value="12308">
                <text:p>12308</text:p>
              </table:table-cell>
              <table:table-cell office:value-type="float" office:value="19958">
                <text:p>199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33">
                <text:p>7133</text:p>
              </table:table-cell>
              <table:table-cell office:value-type="float" office:value="11696">
                <text:p>11696</text:p>
              </table:table-cell>
              <table:table-cell office:value-type="float" office:value="18829">
                <text:p>18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22">
                <text:p>6422</text:p>
              </table:table-cell>
              <table:table-cell office:value-type="float" office:value="11515">
                <text:p>11515</text:p>
              </table:table-cell>
              <table:table-cell office:value-type="float" office:value="17937">
                <text:p>17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63">
                <text:p>5763</text:p>
              </table:table-cell>
              <table:table-cell office:value-type="float" office:value="10689">
                <text:p>10689</text:p>
              </table:table-cell>
              <table:table-cell office:value-type="float" office:value="16452">
                <text:p>16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23">
                <text:p>5223</text:p>
              </table:table-cell>
              <table:table-cell office:value-type="float" office:value="9802">
                <text:p>9802</text:p>
              </table:table-cell>
              <table:table-cell office:value-type="float" office:value="15025">
                <text:p>15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86">
                <text:p>4686</text:p>
              </table:table-cell>
              <table:table-cell office:value-type="float" office:value="9251">
                <text:p>9251</text:p>
              </table:table-cell>
              <table:table-cell office:value-type="float" office:value="13937">
                <text:p>1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23">
                <text:p>2723</text:p>
              </table:table-cell>
              <table:table-cell office:value-type="float" office:value="5553">
                <text:p>5553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36">
                <text:p>2036</text:p>
              </table:table-cell>
              <table:table-cell office:value-type="float" office:value="4200">
                <text:p>4200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24">
                <text:p>1824</text:p>
              </table:table-cell>
              <table:table-cell office:value-type="float" office:value="4143">
                <text:p>4143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13">
                <text:p>1913</text:p>
              </table:table-cell>
              <table:table-cell office:value-type="float" office:value="4286">
                <text:p>4286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16">
                <text:p>1916</text:p>
              </table:table-cell>
              <table:table-cell office:value-type="float" office:value="4477">
                <text:p>4477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7">
                <text:p>1547</text:p>
              </table:table-cell>
              <table:table-cell office:value-type="float" office:value="4021">
                <text:p>4021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7">
                <text:p>1357</text:p>
              </table:table-cell>
              <table:table-cell office:value-type="float" office:value="3439">
                <text:p>3439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9">
                <text:p>1059</text:p>
              </table:table-cell>
              <table:table-cell office:value-type="float" office:value="2872">
                <text:p>2872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8">
                <text:p>798</text:p>
              </table:table-cell>
              <table:table-cell office:value-type="float" office:value="2104">
                <text:p>2104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2">
                <text:p>642</text:p>
              </table:table-cell>
              <table:table-cell office:value-type="float" office:value="1768">
                <text:p>1768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8">
                <text:p>418</text:p>
              </table:table-cell>
              <table:table-cell office:value-type="float" office:value="1299">
                <text:p>1299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2">
                <text:p>352</text:p>
              </table:table-cell>
              <table:table-cell office:value-type="float" office:value="996">
                <text:p>996</text:p>
              </table:table-cell>
              <table:table-cell office:value-type="float" office:value="1348">
                <text:p>1348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gradient draw:name="Gradient_20_10" draw:display-name="Gradient 10" draw:style="linear" draw:start-color="#ffffcc" draw:end-color="#757575" draw:start-intensity="100%" draw:end-intensity="100%" draw:angle="0" draw:border="0%"/>
    <draw:gradient draw:name="Gradient_20_11" draw:display-name="Gradient 11" draw:style="linear" draw:start-color="#c0c0c0" draw:end-color="#757575" draw:start-intensity="100%" draw:end-intensity="100%" draw:angle="0" draw:border="0%"/>
    <draw:gradient draw:name="Gradient_20_8" draw:display-name="Gradient 8" draw:style="linear" draw:start-color="#9999ff" draw:end-color="#757575" draw:start-intensity="100%" draw:end-intensity="100%" draw:angle="0" draw:border="0%"/>
    <draw:gradient draw:name="Gradient_20_9" draw:display-name="Gradient 9" draw:style="linear" draw:start-color="#993366" draw:end-color="#757575" draw:start-intensity="100%" draw:end-intensity="100%" draw:angle="0" draw:border="0%"/>
  </office:styles>
</office:document-styles>
</file>